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ECCAD21901BEBEEE.svm" manifest:media-type="image/x-svm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0E000000DD000000DDECCAD21901BEBEEE.svm" manifest:media-type="image/x-svm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jectileMotion" table:style-name="ta1">
        <table:shapes>
          <draw:frame draw:z-index="0" draw:style-name="gr1" draw:text-style-name="P1" svg:width="16.007cm" svg:height="9.004cm" svg:x="7.585cm" svg:y="2.311cm">
            <draw:object draw:notify-on-update-of-ranges="projectileMotion.A1:projectileMotion.A105 projectileMotion.B1:projectileMotion.B1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7cm" svg:height="9.005cm" svg:x="29.152cm" svg:y="2.762cm">
            <draw:object draw:notify-on-update-of-ranges="projectileMotion.K1:projectileMotion.K64 projectileMotion.L1:projectileMotion.L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45cm" svg:height="6.383cm" svg:x="47.48cm" svg:y="4.454cm">
            <draw:object draw:notify-on-update-of-ranges="projectileMotion.U1:projectileMotion.U5 projectileMotion.V1:projectileMotion.V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5cm" svg:height="9.006cm" svg:x="63.997cm" svg:y="1.606cm">
            <draw:object draw:notify-on-update-of-ranges="projectileMotion.Z1:projectileMotion.Z64 projectileMotion.AA1:projectileMotion.AA6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05cm" svg:height="9.006cm" svg:x="7.544cm" svg:y="11.715cm">
            <draw:object draw:notify-on-update-of-ranges="projectileMotion.A2:projectileMotion.A4 projectileMotion.B2:projectileMotion.B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5" table:default-cell-style-name="Default"/>
        <table:table-row table:style-name="ro1">
          <table:table-cell office:value-type="float" office:value="0.38875740021467" calcext:value-type="float">
            <text:p>0.38875740021467</text:p>
          </table:table-cell>
          <table:table-cell office:value-type="float" office:value="3.5200119018555" calcext:value-type="float">
            <text:p>3.5200119018555</text:p>
          </table:table-cell>
          <table:table-cell table:number-columns-repeated="8"/>
          <table:table-cell office:value-type="float" office:value="0.47333649918437" calcext:value-type="float">
            <text:p>0.47333649918437</text:p>
          </table:table-cell>
          <table:table-cell office:value-type="float" office:value="1.0607604980469" calcext:value-type="float">
            <text:p>1.0607604980469</text:p>
          </table:table-cell>
          <table:table-cell table:number-columns-repeated="8"/>
          <table:table-cell office:value-type="float" office:value="0.47333649918437" calcext:value-type="float">
            <text:p>0.47333649918437</text:p>
          </table:table-cell>
          <table:table-cell office:value-type="float" office:value="1.0607604980469" calcext:value-type="float">
            <text:p>1.0607604980469</text:p>
          </table:table-cell>
          <table:table-cell table:number-columns-repeated="3"/>
          <table:table-cell table:formula="of:=[.K1]" office:value-type="float" office:value="0.47333649918437" calcext:value-type="float">
            <text:p>0.47333649918437</text:p>
          </table:table-cell>
          <table:table-cell table:formula="of:=POWER([.L1]; 1.2)" office:value-type="float" office:value="1.07334862989329" calcext:value-type="float">
            <text:p>1.07334862989329</text:p>
          </table:table-cell>
        </table:table-row>
        <table:table-row table:style-name="ro1">
          <table:table-cell office:value-type="float" office:value="0.45107800001279" calcext:value-type="float">
            <text:p>0.45107800001279</text:p>
          </table:table-cell>
          <table:table-cell office:value-type="float" office:value="4.5806732177734" calcext:value-type="float">
            <text:p>4.5806732177734</text:p>
          </table:table-cell>
          <table:table-cell table:number-columns-repeated="8"/>
          <table:table-cell office:value-type="float" office:value="0.52066919952631" calcext:value-type="float">
            <text:p>0.52066919952631</text:p>
          </table:table-cell>
          <table:table-cell office:value-type="float" office:value="2.1109008789062" calcext:value-type="float">
            <text:p>2.1109008789062</text:p>
          </table:table-cell>
          <table:table-cell table:number-columns-repeated="8"/>
          <table:table-cell office:value-type="float" office:value="0.52066919952631" calcext:value-type="float">
            <text:p>0.52066919952631</text:p>
          </table:table-cell>
          <table:table-cell office:value-type="float" office:value="2.1109008789062" calcext:value-type="float">
            <text:p>2.1109008789062</text:p>
          </table:table-cell>
          <table:table-cell table:number-columns-repeated="3"/>
          <table:table-cell table:formula="of:=[.K2]" office:value-type="float" office:value="0.52066919952631" calcext:value-type="float">
            <text:p>0.52066919952631</text:p>
          </table:table-cell>
          <table:table-cell table:formula="of:=POWER([.L2]; 1.2)" office:value-type="float" office:value="2.45110213845631" calcext:value-type="float">
            <text:p>2.45110213845631</text:p>
          </table:table-cell>
        </table:table-row>
        <table:table-row table:style-name="ro1">
          <table:table-cell office:value-type="float" office:value="0.50049669947475" calcext:value-type="float">
            <text:p>0.50049669947475</text:p>
          </table:table-cell>
          <table:table-cell office:value-type="float" office:value="5.6007232666016" calcext:value-type="float">
            <text:p>5.6007232666016</text:p>
          </table:table-cell>
          <table:table-cell table:number-columns-repeated="8"/>
          <table:table-cell office:value-type="float" office:value="0.5691126990132" calcext:value-type="float">
            <text:p>0.5691126990132</text:p>
          </table:table-cell>
          <table:table-cell office:value-type="float" office:value="3.1505432128906" calcext:value-type="float">
            <text:p>3.1505432128906</text:p>
          </table:table-cell>
          <table:table-cell table:number-columns-repeated="8"/>
          <table:table-cell office:value-type="float" office:value="0.5691126990132" calcext:value-type="float">
            <text:p>0.5691126990132</text:p>
          </table:table-cell>
          <table:table-cell office:value-type="float" office:value="3.1505432128906" calcext:value-type="float">
            <text:p>3.1505432128906</text:p>
          </table:table-cell>
          <table:table-cell table:number-columns-repeated="3"/>
          <table:table-cell table:formula="of:=[.K3]" office:value-type="float" office:value="0.5691126990132" calcext:value-type="float">
            <text:p>0.5691126990132</text:p>
          </table:table-cell>
          <table:table-cell table:formula="of:=POWER([.L3]; 1.2)" office:value-type="float" office:value="3.96335093760124" calcext:value-type="float">
            <text:p>3.96335093760124</text:p>
          </table:table-cell>
        </table:table-row>
        <table:table-row table:style-name="ro1">
          <table:table-cell office:value-type="float" office:value="0.54135029902682" calcext:value-type="float">
            <text:p>0.54135029902682</text:p>
          </table:table-cell>
          <table:table-cell office:value-type="float" office:value="6.5805740356445" calcext:value-type="float">
            <text:p>6.5805740356445</text:p>
          </table:table-cell>
          <table:table-cell table:number-columns-repeated="8"/>
          <table:table-cell office:value-type="float" office:value="0.6178764984943" calcext:value-type="float">
            <text:p>0.6178764984943</text:p>
          </table:table-cell>
          <table:table-cell office:value-type="float" office:value="4.1798095703125" calcext:value-type="float">
            <text:p>4.1798095703125</text:p>
          </table:table-cell>
          <table:table-cell table:number-columns-repeated="8"/>
          <table:table-cell office:value-type="float" office:value="0.6178764984943" calcext:value-type="float">
            <text:p>0.6178764984943</text:p>
          </table:table-cell>
          <table:table-cell office:value-type="float" office:value="4.1798095703125" calcext:value-type="float">
            <text:p>4.1798095703125</text:p>
          </table:table-cell>
          <table:table-cell table:number-columns-repeated="3"/>
          <table:table-cell table:formula="of:=[.K4]" office:value-type="float" office:value="0.6178764984943" calcext:value-type="float">
            <text:p>0.6178764984943</text:p>
          </table:table-cell>
          <table:table-cell table:formula="of:=POWER([.L4]; 1.2)" office:value-type="float" office:value="5.56400863381947" calcext:value-type="float">
            <text:p>5.56400863381947</text:p>
          </table:table-cell>
        </table:table-row>
        <table:table-row table:style-name="ro1">
          <table:table-cell office:value-type="float" office:value="0.59000389836729" calcext:value-type="float">
            <text:p>0.59000389836729</text:p>
          </table:table-cell>
          <table:table-cell office:value-type="float" office:value="7.5206298828125" calcext:value-type="float">
            <text:p>7.5206298828125</text:p>
          </table:table-cell>
          <table:table-cell table:number-columns-repeated="8"/>
          <table:table-cell office:value-type="float" office:value="0.66071149799973" calcext:value-type="float">
            <text:p>0.66071149799973</text:p>
          </table:table-cell>
          <table:table-cell office:value-type="float" office:value="5.1987609863281" calcext:value-type="float">
            <text:p>5.1987609863281</text:p>
          </table:table-cell>
          <table:table-cell table:number-columns-repeated="8"/>
          <table:table-cell office:value-type="float" office:value="0.66071149799973" calcext:value-type="float">
            <text:p>0.66071149799973</text:p>
          </table:table-cell>
          <table:table-cell office:value-type="float" office:value="5.1987609863281" calcext:value-type="float">
            <text:p>5.1987609863281</text:p>
          </table:table-cell>
          <table:table-cell table:number-columns-repeated="3"/>
          <table:table-cell table:formula="of:=[.K5]" office:value-type="float" office:value="0.66071149799973" calcext:value-type="float">
            <text:p>0.66071149799973</text:p>
          </table:table-cell>
          <table:table-cell table:formula="of:=POWER([.L5]; 1.2)" office:value-type="float" office:value="7.22902657663762" calcext:value-type="float">
            <text:p>7.22902657663762</text:p>
          </table:table-cell>
        </table:table-row>
        <table:table-row table:style-name="ro1">
          <table:table-cell office:value-type="float" office:value="0.63956109806895" calcext:value-type="float">
            <text:p>0.63956109806895</text:p>
          </table:table-cell>
          <table:table-cell office:value-type="float" office:value="8.4212875366211" calcext:value-type="float">
            <text:p>8.4212875366211</text:p>
          </table:table-cell>
          <table:table-cell table:number-columns-repeated="8"/>
          <table:table-cell office:value-type="float" office:value="0.7221532985568" calcext:value-type="float">
            <text:p>0.7221532985568</text:p>
          </table:table-cell>
          <table:table-cell office:value-type="float" office:value="6.2075500488281" calcext:value-type="float">
            <text:p>6.2075500488281</text:p>
          </table:table-cell>
          <table:table-cell table:number-columns-repeated="13"/>
          <table:table-cell table:formula="of:=[.K6]" office:value-type="float" office:value="0.7221532985568" calcext:value-type="float">
            <text:p>0.7221532985568</text:p>
          </table:table-cell>
          <table:table-cell table:formula="of:=POWER([.L6]; 1.2)" office:value-type="float" office:value="8.9434333689926" calcext:value-type="float">
            <text:p>8.9434333689926</text:p>
          </table:table-cell>
        </table:table-row>
        <table:table-row table:style-name="ro1">
          <table:table-cell office:value-type="float" office:value="0.70130519801751" calcext:value-type="float">
            <text:p>0.70130519801751</text:p>
          </table:table-cell>
          <table:table-cell office:value-type="float" office:value="9.2829360961914" calcext:value-type="float">
            <text:p>9.2829360961914</text:p>
          </table:table-cell>
          <table:table-cell table:number-columns-repeated="8"/>
          <table:table-cell office:value-type="float" office:value="0.77164699789137" calcext:value-type="float">
            <text:p>0.77164699789137</text:p>
          </table:table-cell>
          <table:table-cell office:value-type="float" office:value="7.2062377929688" calcext:value-type="float">
            <text:p>7.2062377929688</text:p>
          </table:table-cell>
          <table:table-cell table:number-columns-repeated="13"/>
          <table:table-cell table:formula="of:=[.K7]" office:value-type="float" office:value="0.77164699789137" calcext:value-type="float">
            <text:p>0.77164699789137</text:p>
          </table:table-cell>
          <table:table-cell table:formula="of:=POWER([.L7]; 1.2)" office:value-type="float" office:value="10.6967120938617" calcext:value-type="float">
            <text:p>10.6967120938617</text:p>
          </table:table-cell>
        </table:table-row>
        <table:table-row table:style-name="ro1">
          <table:table-cell office:value-type="float" office:value="0.74258939828724" calcext:value-type="float">
            <text:p>0.74258939828724</text:p>
          </table:table-cell>
          <table:table-cell office:value-type="float" office:value="10.105964660645" calcext:value-type="float">
            <text:p>10.105964660645</text:p>
          </table:table-cell>
          <table:table-cell table:number-columns-repeated="8"/>
          <table:table-cell office:value-type="float" office:value="0.81928609730676" calcext:value-type="float">
            <text:p>0.81928609730676</text:p>
          </table:table-cell>
          <table:table-cell office:value-type="float" office:value="8.1949462890625" calcext:value-type="float">
            <text:p>8.1949462890625</text:p>
          </table:table-cell>
          <table:table-cell table:number-columns-repeated="13"/>
          <table:table-cell table:formula="of:=[.K8]" office:value-type="float" office:value="0.81928609730676" calcext:value-type="float">
            <text:p>0.81928609730676</text:p>
          </table:table-cell>
          <table:table-cell table:formula="of:=POWER([.L8]; 1.2)" office:value-type="float" office:value="12.4811710125882" calcext:value-type="float">
            <text:p>12.4811710125882</text:p>
          </table:table-cell>
        </table:table-row>
        <table:table-row table:style-name="ro1">
          <table:table-cell office:value-type="float" office:value="0.79146909853444" calcext:value-type="float">
            <text:p>0.79146909853444</text:p>
          </table:table-cell>
          <table:table-cell office:value-type="float" office:value="10.890762329102" calcext:value-type="float">
            <text:p>10.890762329102</text:p>
          </table:table-cell>
          <table:table-cell table:number-columns-repeated="8"/>
          <table:table-cell office:value-type="float" office:value="0.86278079682961" calcext:value-type="float">
            <text:p>0.86278079682961</text:p>
          </table:table-cell>
          <table:table-cell office:value-type="float" office:value="9.1737670898438" calcext:value-type="float">
            <text:p>9.1737670898438</text:p>
          </table:table-cell>
          <table:table-cell table:number-columns-repeated="13"/>
          <table:table-cell table:formula="of:=[.K9]" office:value-type="float" office:value="0.86278079682961" calcext:value-type="float">
            <text:p>0.86278079682961</text:p>
          </table:table-cell>
          <table:table-cell table:formula="of:=POWER([.L9]; 1.2)" office:value-type="float" office:value="14.2908233763261" calcext:value-type="float">
            <text:p>14.2908233763261</text:p>
          </table:table-cell>
        </table:table-row>
        <table:table-row table:style-name="ro1">
          <table:table-cell office:value-type="float" office:value="0.83485659910366" calcext:value-type="float">
            <text:p>0.83485659910366</text:p>
          </table:table-cell>
          <table:table-cell office:value-type="float" office:value="11.637718200684" calcext:value-type="float">
            <text:p>11.637718200684</text:p>
          </table:table-cell>
          <table:table-cell table:number-columns-repeated="8"/>
          <table:table-cell office:value-type="float" office:value="0.92330399621278" calcext:value-type="float">
            <text:p>0.92330399621278</text:p>
          </table:table-cell>
          <table:table-cell office:value-type="float" office:value="10.142791748047" calcext:value-type="float">
            <text:p>10.142791748047</text:p>
          </table:table-cell>
          <table:table-cell table:number-columns-repeated="13"/>
          <table:table-cell table:formula="of:=[.K10]" office:value-type="float" office:value="0.92330399621278" calcext:value-type="float">
            <text:p>0.92330399621278</text:p>
          </table:table-cell>
          <table:table-cell table:formula="of:=POWER([.L10]; 1.2)" office:value-type="float" office:value="16.1208898425788" calcext:value-type="float">
            <text:p>16.1208898425788</text:p>
          </table:table-cell>
        </table:table-row>
        <table:table-row table:style-name="ro1">
          <table:table-cell office:value-type="float" office:value="0.90238069882616" calcext:value-type="float">
            <text:p>0.90238069882616</text:p>
          </table:table-cell>
          <table:table-cell office:value-type="float" office:value="12.347198486328" calcext:value-type="float">
            <text:p>12.347198486328</text:p>
          </table:table-cell>
          <table:table-cell table:number-columns-repeated="8"/>
          <table:table-cell office:value-type="float" office:value="0.97232739627361" calcext:value-type="float">
            <text:p>0.97232739627361</text:p>
          </table:table-cell>
          <table:table-cell office:value-type="float" office:value="11.102111816406" calcext:value-type="float">
            <text:p>11.102111816406</text:p>
          </table:table-cell>
          <table:table-cell table:number-columns-repeated="13"/>
          <table:table-cell table:formula="of:=[.K11]" office:value-type="float" office:value="0.97232739627361" calcext:value-type="float">
            <text:p>0.97232739627361</text:p>
          </table:table-cell>
          <table:table-cell table:formula="of:=POWER([.L11]; 1.2)" office:value-type="float" office:value="17.9674612330525" calcext:value-type="float">
            <text:p>17.9674612330525</text:p>
          </table:table-cell>
        </table:table-row>
        <table:table-row table:style-name="ro1">
          <table:table-cell office:value-type="float" office:value="0.94397919904441" calcext:value-type="float">
            <text:p>0.94397919904441</text:p>
          </table:table-cell>
          <table:table-cell office:value-type="float" office:value="13.019584655762" calcext:value-type="float">
            <text:p>13.019584655762</text:p>
          </table:table-cell>
          <table:table-cell table:number-columns-repeated="8"/>
          <table:table-cell office:value-type="float" office:value="1.0206776964478" calcext:value-type="float">
            <text:p>1.0206776964478</text:p>
          </table:table-cell>
          <table:table-cell office:value-type="float" office:value="12.051849365234" calcext:value-type="float">
            <text:p>12.051849365234</text:p>
          </table:table-cell>
          <table:table-cell table:number-columns-repeated="13"/>
          <table:table-cell table:formula="of:=[.K12]" office:value-type="float" office:value="1.0206776964478" calcext:value-type="float">
            <text:p>1.0206776964478</text:p>
          </table:table-cell>
          <table:table-cell table:formula="of:=POWER([.L12]; 1.2)" office:value-type="float" office:value="19.8273390800568" calcext:value-type="float">
            <text:p>19.8273390800568</text:p>
          </table:table-cell>
        </table:table-row>
        <table:table-row table:style-name="ro1">
          <table:table-cell office:value-type="float" office:value="0.99266569921747" calcext:value-type="float">
            <text:p>0.99266569921747</text:p>
          </table:table-cell>
          <table:table-cell office:value-type="float" office:value="13.655250549316" calcext:value-type="float">
            <text:p>13.655250549316</text:p>
          </table:table-cell>
          <table:table-cell table:number-columns-repeated="8"/>
          <table:table-cell office:value-type="float" office:value="1.0695770950988" calcext:value-type="float">
            <text:p>1.0695770950988</text:p>
          </table:table-cell>
          <table:table-cell office:value-type="float" office:value="12.992095947266" calcext:value-type="float">
            <text:p>12.992095947266</text:p>
          </table:table-cell>
          <table:table-cell table:number-columns-repeated="13"/>
          <table:table-cell table:formula="of:=[.K13]" office:value-type="float" office:value="1.0695770950988" calcext:value-type="float">
            <text:p>1.0695770950988</text:p>
          </table:table-cell>
          <table:table-cell table:formula="of:=POWER([.L13]; 1.2)" office:value-type="float" office:value="21.697768088557" calcext:value-type="float">
            <text:p>21.697768088557</text:p>
          </table:table-cell>
        </table:table-row>
        <table:table-row table:style-name="ro1">
          <table:table-cell office:value-type="float" office:value="1.0430596000515" calcext:value-type="float">
            <text:p>1.0430596000515</text:p>
          </table:table-cell>
          <table:table-cell office:value-type="float" office:value="14.25456237793" calcext:value-type="float">
            <text:p>14.25456237793</text:p>
          </table:table-cell>
          <table:table-cell table:number-columns-repeated="8"/>
          <table:table-cell office:value-type="float" office:value="1.1109006954357" calcext:value-type="float">
            <text:p>1.1109006954357</text:p>
          </table:table-cell>
          <table:table-cell office:value-type="float" office:value="13.922943115234" calcext:value-type="float">
            <text:p>13.922943115234</text:p>
          </table:table-cell>
          <table:table-cell table:number-columns-repeated="13"/>
          <table:table-cell table:formula="of:=[.K14]" office:value-type="float" office:value="1.1109006954357" calcext:value-type="float">
            <text:p>1.1109006954357</text:p>
          </table:table-cell>
          <table:table-cell table:formula="of:=POWER([.L14]; 1.2)" office:value-type="float" office:value="23.5763873678174" calcext:value-type="float">
            <text:p>23.5763873678174</text:p>
          </table:table-cell>
        </table:table-row>
        <table:table-row table:style-name="ro1">
          <table:table-cell office:value-type="float" office:value="1.0877054999582" calcext:value-type="float">
            <text:p>1.0877054999582</text:p>
          </table:table-cell>
          <table:table-cell office:value-type="float" office:value="14.817878723145" calcext:value-type="float">
            <text:p>14.817878723145</text:p>
          </table:table-cell>
          <table:table-cell table:number-columns-repeated="8"/>
          <table:table-cell office:value-type="float" office:value="1.173840594478" calcext:value-type="float">
            <text:p>1.173840594478</text:p>
          </table:table-cell>
          <table:table-cell office:value-type="float" office:value="14.844482421875" calcext:value-type="float">
            <text:p>14.844482421875</text:p>
          </table:table-cell>
          <table:table-cell table:number-columns-repeated="13"/>
          <table:table-cell table:formula="of:=[.K15]" office:value-type="float" office:value="1.173840594478" calcext:value-type="float">
            <text:p>1.173840594478</text:p>
          </table:table-cell>
          <table:table-cell table:formula="of:=POWER([.L15]; 1.2)" office:value-type="float" office:value="25.4611532983883" calcext:value-type="float">
            <text:p>25.4611532983883</text:p>
          </table:table-cell>
        </table:table-row>
        <table:table-row table:style-name="ro1">
          <table:table-cell office:value-type="float" office:value="1.1523206993006" calcext:value-type="float">
            <text:p>1.1523206993006</text:p>
          </table:table-cell>
          <table:table-cell office:value-type="float" office:value="15.345558166504" calcext:value-type="float">
            <text:p>15.345558166504</text:p>
          </table:table-cell>
          <table:table-cell table:number-columns-repeated="8"/>
          <table:table-cell office:value-type="float" office:value="1.2220894941129" calcext:value-type="float">
            <text:p>1.2220894941129</text:p>
          </table:table-cell>
          <table:table-cell office:value-type="float" office:value="15.756805419922" calcext:value-type="float">
            <text:p>15.756805419922</text:p>
          </table:table-cell>
          <table:table-cell table:number-columns-repeated="13"/>
          <table:table-cell table:formula="of:=[.K16]" office:value-type="float" office:value="1.2220894941129" calcext:value-type="float">
            <text:p>1.2220894941129</text:p>
          </table:table-cell>
          <table:table-cell table:formula="of:=POWER([.L16]; 1.2)" office:value-type="float" office:value="27.3502818610792" calcext:value-type="float">
            <text:p>27.3502818610792</text:p>
          </table:table-cell>
        </table:table-row>
        <table:table-row table:style-name="ro1">
          <table:table-cell office:value-type="float" office:value="1.1947964993306" calcext:value-type="float">
            <text:p>1.1947964993306</text:p>
          </table:table-cell>
          <table:table-cell office:value-type="float" office:value="15.837966918945" calcext:value-type="float">
            <text:p>15.837966918945</text:p>
          </table:table-cell>
          <table:table-cell table:number-columns-repeated="8"/>
          <table:table-cell office:value-type="float" office:value="1.2649720939808" calcext:value-type="float">
            <text:p>1.2649720939808</text:p>
          </table:table-cell>
          <table:table-cell office:value-type="float" office:value="16.660003662109" calcext:value-type="float">
            <text:p>16.660003662109</text:p>
          </table:table-cell>
          <table:table-cell table:number-columns-repeated="13"/>
          <table:table-cell table:formula="of:=[.K17]" office:value-type="float" office:value="1.2649720939808" calcext:value-type="float">
            <text:p>1.2649720939808</text:p>
          </table:table-cell>
          <table:table-cell table:formula="of:=POWER([.L17]; 1.2)" office:value-type="float" office:value="29.2422045739028" calcext:value-type="float">
            <text:p>29.2422045739028</text:p>
          </table:table-cell>
        </table:table-row>
        <table:table-row table:style-name="ro1">
          <table:table-cell office:value-type="float" office:value="1.242302599363" calcext:value-type="float">
            <text:p>1.242302599363</text:p>
          </table:table-cell>
          <table:table-cell office:value-type="float" office:value="16.295448303223" calcext:value-type="float">
            <text:p>16.295448303223</text:p>
          </table:table-cell>
          <table:table-cell table:number-columns-repeated="8"/>
          <table:table-cell office:value-type="float" office:value="1.3160289940424" calcext:value-type="float">
            <text:p>1.3160289940424</text:p>
          </table:table-cell>
          <table:table-cell office:value-type="float" office:value="17.554168701172" calcext:value-type="float">
            <text:p>17.554168701172</text:p>
          </table:table-cell>
          <table:table-cell table:number-columns-repeated="13"/>
          <table:table-cell table:formula="of:=[.K18]" office:value-type="float" office:value="1.3160289940424" calcext:value-type="float">
            <text:p>1.3160289940424</text:p>
          </table:table-cell>
          <table:table-cell table:formula="of:=POWER([.L18]; 1.2)" office:value-type="float" office:value="31.1355341914659" calcext:value-type="float">
            <text:p>31.1355341914659</text:p>
          </table:table-cell>
        </table:table-row>
        <table:table-row table:style-name="ro1">
          <table:table-cell office:value-type="float" office:value="1.2870705984533" calcext:value-type="float">
            <text:p>1.2870705984533</text:p>
          </table:table-cell>
          <table:table-cell office:value-type="float" office:value="16.718353271484" calcext:value-type="float">
            <text:p>16.718353271484</text:p>
          </table:table-cell>
          <table:table-cell table:number-columns-repeated="8"/>
          <table:table-cell office:value-type="float" office:value="1.3738773930818" calcext:value-type="float">
            <text:p>1.3738773930818</text:p>
          </table:table-cell>
          <table:table-cell office:value-type="float" office:value="18.439392089844" calcext:value-type="float">
            <text:p>18.439392089844</text:p>
          </table:table-cell>
          <table:table-cell table:number-columns-repeated="13"/>
          <table:table-cell table:formula="of:=[.K19]" office:value-type="float" office:value="1.3738773930818" calcext:value-type="float">
            <text:p>1.3738773930818</text:p>
          </table:table-cell>
          <table:table-cell table:formula="of:=POWER([.L19]; 1.2)" office:value-type="float" office:value="33.0290375655849" calcext:value-type="float">
            <text:p>33.0290375655849</text:p>
          </table:table-cell>
        </table:table-row>
        <table:table-row table:style-name="ro1">
          <table:table-cell office:value-type="float" office:value="1.3355641989037" calcext:value-type="float">
            <text:p>1.3355641989037</text:p>
          </table:table-cell>
          <table:table-cell office:value-type="float" office:value="17.107032775879" calcext:value-type="float">
            <text:p>17.107032775879</text:p>
          </table:table-cell>
          <table:table-cell table:number-columns-repeated="8"/>
          <table:table-cell office:value-type="float" office:value="1.4215513928793" calcext:value-type="float">
            <text:p>1.4215513928793</text:p>
          </table:table-cell>
          <table:table-cell office:value-type="float" office:value="19.315765380859" calcext:value-type="float">
            <text:p>19.315765380859</text:p>
          </table:table-cell>
          <table:table-cell table:number-columns-repeated="13"/>
          <table:table-cell table:formula="of:=[.K20]" office:value-type="float" office:value="1.4215513928793" calcext:value-type="float">
            <text:p>1.4215513928793</text:p>
          </table:table-cell>
          <table:table-cell table:formula="of:=POWER([.L20]; 1.2)" office:value-type="float" office:value="34.9216138622442" calcext:value-type="float">
            <text:p>34.9216138622442</text:p>
          </table:table-cell>
        </table:table-row>
        <table:table-row table:style-name="ro1">
          <table:table-cell office:value-type="float" office:value="1.3982220990583" calcext:value-type="float">
            <text:p>1.3982220990583</text:p>
          </table:table-cell>
          <table:table-cell office:value-type="float" office:value="17.461822509766" calcext:value-type="float">
            <text:p>17.461822509766</text:p>
          </table:table-cell>
          <table:table-cell table:number-columns-repeated="8"/>
          <table:table-cell office:value-type="float" office:value="1.4714481933042" calcext:value-type="float">
            <text:p>1.4714481933042</text:p>
          </table:table-cell>
          <table:table-cell office:value-type="float" office:value="20.183380126953" calcext:value-type="float">
            <text:p>20.183380126953</text:p>
          </table:table-cell>
          <table:table-cell table:number-columns-repeated="13"/>
          <table:table-cell table:formula="of:=[.K21]" office:value-type="float" office:value="1.4714481933042" calcext:value-type="float">
            <text:p>1.4714481933042</text:p>
          </table:table-cell>
          <table:table-cell table:formula="of:=POWER([.L21]; 1.2)" office:value-type="float" office:value="36.8122768542208" calcext:value-type="float">
            <text:p>36.8122768542208</text:p>
          </table:table-cell>
        </table:table-row>
        <table:table-row table:style-name="ro1">
          <table:table-cell office:value-type="float" office:value="1.443863899447" calcext:value-type="float">
            <text:p>1.443863899447</text:p>
          </table:table-cell>
          <table:table-cell office:value-type="float" office:value="17.783065795898" calcext:value-type="float">
            <text:p>17.783065795898</text:p>
          </table:table-cell>
          <table:table-cell table:number-columns-repeated="8"/>
          <table:table-cell office:value-type="float" office:value="1.5151454932056" calcext:value-type="float">
            <text:p>1.5151454932056</text:p>
          </table:table-cell>
          <table:table-cell office:value-type="float" office:value="21.042297363281" calcext:value-type="float">
            <text:p>21.042297363281</text:p>
          </table:table-cell>
          <table:table-cell table:number-columns-repeated="13"/>
          <table:table-cell table:formula="of:=[.K22]" office:value-type="float" office:value="1.5151454932056" calcext:value-type="float">
            <text:p>1.5151454932056</text:p>
          </table:table-cell>
          <table:table-cell table:formula="of:=POWER([.L22]; 1.2)" office:value-type="float" office:value="38.7000730106645" calcext:value-type="float">
            <text:p>38.7000730106645</text:p>
          </table:table-cell>
        </table:table-row>
        <table:table-row table:style-name="ro1">
          <table:table-cell office:value-type="float" office:value="1.4932516994886" calcext:value-type="float">
            <text:p>1.4932516994886</text:p>
          </table:table-cell>
          <table:table-cell office:value-type="float" office:value="18.071098327637" calcext:value-type="float">
            <text:p>18.071098327637</text:p>
          </table:table-cell>
          <table:table-cell table:number-columns-repeated="8"/>
          <table:table-cell office:value-type="float" office:value="1.5639028931037" calcext:value-type="float">
            <text:p>1.5639028931037</text:p>
          </table:table-cell>
          <table:table-cell office:value-type="float" office:value="21.892639160156" calcext:value-type="float">
            <text:p>21.892639160156</text:p>
          </table:table-cell>
          <table:table-cell table:number-columns-repeated="13"/>
          <table:table-cell table:formula="of:=[.K23]" office:value-type="float" office:value="1.5639028931037" calcext:value-type="float">
            <text:p>1.5639028931037</text:p>
          </table:table-cell>
          <table:table-cell table:formula="of:=POWER([.L23]; 1.2)" office:value-type="float" office:value="40.5842703891528" calcext:value-type="float">
            <text:p>40.5842703891528</text:p>
          </table:table-cell>
        </table:table-row>
        <table:table-row table:style-name="ro1">
          <table:table-cell office:value-type="float" office:value="1.5353117999621" calcext:value-type="float">
            <text:p>1.5353117999621</text:p>
          </table:table-cell>
          <table:table-cell office:value-type="float" office:value="18.326248168945" calcext:value-type="float">
            <text:p>18.326248168945</text:p>
          </table:table-cell>
          <table:table-cell table:number-columns-repeated="8"/>
          <table:table-cell office:value-type="float" office:value="1.6244931928813" calcext:value-type="float">
            <text:p>1.6244931928813</text:p>
          </table:table-cell>
          <table:table-cell office:value-type="float" office:value="22.734466552734" calcext:value-type="float">
            <text:p>22.734466552734</text:p>
          </table:table-cell>
          <table:table-cell table:number-columns-repeated="13"/>
          <table:table-cell table:formula="of:=[.K24]" office:value-type="float" office:value="1.6244931928813" calcext:value-type="float">
            <text:p>1.6244931928813</text:p>
          </table:table-cell>
          <table:table-cell table:formula="of:=POWER([.L24]; 1.2)" office:value-type="float" office:value="42.4640802489585" calcext:value-type="float">
            <text:p>42.4640802489585</text:p>
          </table:table-cell>
        </table:table-row>
        <table:table-row table:style-name="ro1">
          <table:table-cell office:value-type="float" office:value="1.6036748001352" calcext:value-type="float">
            <text:p>1.6036748001352</text:p>
          </table:table-cell>
          <table:table-cell office:value-type="float" office:value="18.548843383789" calcext:value-type="float">
            <text:p>18.548843383789</text:p>
          </table:table-cell>
          <table:table-cell table:number-columns-repeated="8"/>
          <table:table-cell office:value-type="float" office:value="1.6732771927491" calcext:value-type="float">
            <text:p>1.6732771927491</text:p>
          </table:table-cell>
          <table:table-cell office:value-type="float" office:value="23.56787109375" calcext:value-type="float">
            <text:p>23.56787109375</text:p>
          </table:table-cell>
          <table:table-cell table:number-columns-repeated="13"/>
          <table:table-cell table:formula="of:=[.K25]" office:value-type="float" office:value="1.6732771927491" calcext:value-type="float">
            <text:p>1.6732771927491</text:p>
          </table:table-cell>
          <table:table-cell table:formula="of:=POWER([.L25]; 1.2)" office:value-type="float" office:value="44.3388500128296" calcext:value-type="float">
            <text:p>44.3388500128296</text:p>
          </table:table-cell>
        </table:table-row>
        <table:table-row table:style-name="ro1">
          <table:table-cell office:value-type="float" office:value="1.6460648998618" calcext:value-type="float">
            <text:p>1.6460648998618</text:p>
          </table:table-cell>
          <table:table-cell office:value-type="float" office:value="18.739212036133" calcext:value-type="float">
            <text:p>18.739212036133</text:p>
          </table:table-cell>
          <table:table-cell table:number-columns-repeated="8"/>
          <table:table-cell office:value-type="float" office:value="1.7151719927788" calcext:value-type="float">
            <text:p>1.7151719927788</text:p>
          </table:table-cell>
          <table:table-cell office:value-type="float" office:value="24.392944335938" calcext:value-type="float">
            <text:p>24.392944335938</text:p>
          </table:table-cell>
          <table:table-cell table:number-columns-repeated="13"/>
          <table:table-cell table:formula="of:=[.K26]" office:value-type="float" office:value="1.7151719927788" calcext:value-type="float">
            <text:p>1.7151719927788</text:p>
          </table:table-cell>
          <table:table-cell table:formula="of:=POWER([.L26]; 1.2)" office:value-type="float" office:value="46.207989161299" calcext:value-type="float">
            <text:p>46.207989161299</text:p>
          </table:table-cell>
        </table:table-row>
        <table:table-row table:style-name="ro1">
          <table:table-cell office:value-type="float" office:value="1.6941244993359" calcext:value-type="float">
            <text:p>1.6941244993359</text:p>
          </table:table-cell>
          <table:table-cell office:value-type="float" office:value="18.897682189941" calcext:value-type="float">
            <text:p>18.897682189941</text:p>
          </table:table-cell>
          <table:table-cell table:number-columns-repeated="8"/>
          <table:table-cell office:value-type="float" office:value="1.7641868935898" calcext:value-type="float">
            <text:p>1.7641868935898</text:p>
          </table:table-cell>
          <table:table-cell office:value-type="float" office:value="25.209777832031" calcext:value-type="float">
            <text:p>25.209777832031</text:p>
          </table:table-cell>
          <table:table-cell table:number-columns-repeated="13"/>
          <table:table-cell table:formula="of:=[.K27]" office:value-type="float" office:value="1.7641868935898" calcext:value-type="float">
            <text:p>1.7641868935898</text:p>
          </table:table-cell>
          <table:table-cell table:formula="of:=POWER([.L27]; 1.2)" office:value-type="float" office:value="48.0709629602271" calcext:value-type="float">
            <text:p>48.0709629602271</text:p>
          </table:table-cell>
        </table:table-row>
        <table:table-row table:style-name="ro1">
          <table:table-cell office:value-type="float" office:value="1.7425506985746" calcext:value-type="float">
            <text:p>1.7425506985746</text:p>
          </table:table-cell>
          <table:table-cell office:value-type="float" office:value="19.024566650391" calcext:value-type="float">
            <text:p>19.024566650391</text:p>
          </table:table-cell>
          <table:table-cell table:number-columns-repeated="8"/>
          <table:table-cell office:value-type="float" office:value="1.8270766935311" calcext:value-type="float">
            <text:p>1.8270766935311</text:p>
          </table:table-cell>
          <table:table-cell office:value-type="float" office:value="26.018447875977" calcext:value-type="float">
            <text:p>26.018447875977</text:p>
          </table:table-cell>
          <table:table-cell table:number-columns-repeated="13"/>
          <table:table-cell table:formula="of:=[.K28]" office:value-type="float" office:value="1.8270766935311" calcext:value-type="float">
            <text:p>1.8270766935311</text:p>
          </table:table-cell>
          <table:table-cell table:formula="of:=POWER([.L28]; 1.2)" office:value-type="float" office:value="49.927251909602" calcext:value-type="float">
            <text:p>49.927251909602</text:p>
          </table:table-cell>
        </table:table-row>
        <table:table-row table:style-name="ro1">
          <table:table-cell office:value-type="float" office:value="1.7859373982064" calcext:value-type="float">
            <text:p>1.7859373982064</text:p>
          </table:table-cell>
          <table:table-cell office:value-type="float" office:value="19.120178222656" calcext:value-type="float">
            <text:p>19.120178222656</text:p>
          </table:table-cell>
          <table:table-cell table:number-columns-repeated="8"/>
          <table:table-cell office:value-type="float" office:value="1.8758118925616" calcext:value-type="float">
            <text:p>1.8758118925616</text:p>
          </table:table-cell>
          <table:table-cell office:value-type="float" office:value="26.819030761719" calcext:value-type="float">
            <text:p>26.819030761719</text:p>
          </table:table-cell>
          <table:table-cell table:number-columns-repeated="13"/>
          <table:table-cell table:formula="of:=[.K29]" office:value-type="float" office:value="1.8758118925616" calcext:value-type="float">
            <text:p>1.8758118925616</text:p>
          </table:table-cell>
          <table:table-cell table:formula="of:=POWER([.L29]; 1.2)" office:value-type="float" office:value="51.7763813232851" calcext:value-type="float">
            <text:p>51.7763813232851</text:p>
          </table:table-cell>
        </table:table-row>
        <table:table-row table:style-name="ro1">
          <table:table-cell office:value-type="float" office:value="1.8468849984929" calcext:value-type="float">
            <text:p>1.8468849984929</text:p>
          </table:table-cell>
          <table:table-cell office:value-type="float" office:value="19.184837341309" calcext:value-type="float">
            <text:p>19.184837341309</text:p>
          </table:table-cell>
          <table:table-cell table:number-columns-repeated="8"/>
          <table:table-cell office:value-type="float" office:value="1.9238629923202" calcext:value-type="float">
            <text:p>1.9238629923202</text:p>
          </table:table-cell>
          <table:table-cell office:value-type="float" office:value="27.611602783203" calcext:value-type="float">
            <text:p>27.611602783203</text:p>
          </table:table-cell>
          <table:table-cell table:number-columns-repeated="13"/>
          <table:table-cell table:formula="of:=[.K30]" office:value-type="float" office:value="1.9238629923202" calcext:value-type="float">
            <text:p>1.9238629923202</text:p>
          </table:table-cell>
          <table:table-cell table:formula="of:=POWER([.L30]; 1.2)" office:value-type="float" office:value="53.6179172942067" calcext:value-type="float">
            <text:p>53.6179172942067</text:p>
          </table:table-cell>
        </table:table-row>
        <table:table-row table:style-name="ro1">
          <table:table-cell office:value-type="float" office:value="1.8956555980258" calcext:value-type="float">
            <text:p>1.8956555980258</text:p>
          </table:table-cell>
          <table:table-cell office:value-type="float" office:value="19.218849182129" calcext:value-type="float">
            <text:p>19.218849182129</text:p>
          </table:table-cell>
          <table:table-cell table:number-columns-repeated="8"/>
          <table:table-cell office:value-type="float" office:value="1.9666863912717" calcext:value-type="float">
            <text:p>1.9666863912717</text:p>
          </table:table-cell>
          <table:table-cell office:value-type="float" office:value="28.396255493164" calcext:value-type="float">
            <text:p>28.396255493164</text:p>
          </table:table-cell>
          <table:table-cell table:number-columns-repeated="13"/>
          <table:table-cell table:formula="of:=[.K31]" office:value-type="float" office:value="1.9666863912717" calcext:value-type="float">
            <text:p>1.9666863912717</text:p>
          </table:table-cell>
          <table:table-cell table:formula="of:=POWER([.L31]; 1.2)" office:value-type="float" office:value="55.451498909954" calcext:value-type="float">
            <text:p>55.451498909954</text:p>
          </table:table-cell>
        </table:table-row>
        <table:table-row table:style-name="ro1">
          <table:table-cell office:value-type="float" office:value="1.9450033982284" calcext:value-type="float">
            <text:p>1.9450033982284</text:p>
          </table:table-cell>
          <table:table-cell office:value-type="float" office:value="19.222518920898" calcext:value-type="float">
            <text:p>19.222518920898</text:p>
          </table:table-cell>
          <table:table-cell table:number-columns-repeated="8"/>
          <table:table-cell office:value-type="float" office:value="2.0167222912423" calcext:value-type="float">
            <text:p>2.0167222912423</text:p>
          </table:table-cell>
          <table:table-cell office:value-type="float" office:value="29.173049926758" calcext:value-type="float">
            <text:p>29.173049926758</text:p>
          </table:table-cell>
          <table:table-cell table:number-columns-repeated="13"/>
          <table:table-cell table:formula="of:=[.K32]" office:value-type="float" office:value="2.0167222912423" calcext:value-type="float">
            <text:p>2.0167222912423</text:p>
          </table:table-cell>
          <table:table-cell table:formula="of:=POWER([.L32]; 1.2)" office:value-type="float" office:value="57.2767282487293" calcext:value-type="float">
            <text:p>57.2767282487293</text:p>
          </table:table-cell>
        </table:table-row>
        <table:table-row table:style-name="ro1">
          <table:table-cell office:value-type="float" office:value="1.9883933980018" calcext:value-type="float">
            <text:p>1.9883933980018</text:p>
          </table:table-cell>
          <table:table-cell office:value-type="float" office:value="19.196151733398" calcext:value-type="float">
            <text:p>19.196151733398</text:p>
          </table:table-cell>
          <table:table-cell table:number-columns-repeated="8"/>
          <table:table-cell office:value-type="float" office:value="2.0767525914125" calcext:value-type="float">
            <text:p>2.0767525914125</text:p>
          </table:table-cell>
          <table:table-cell office:value-type="float" office:value="29.942077636719" calcext:value-type="float">
            <text:p>29.942077636719</text:p>
          </table:table-cell>
          <table:table-cell table:number-columns-repeated="13"/>
          <table:table-cell table:formula="of:=[.K33]" office:value-type="float" office:value="2.0767525914125" calcext:value-type="float">
            <text:p>2.0767525914125</text:p>
          </table:table-cell>
          <table:table-cell table:formula="of:=POWER([.L33]; 1.2)" office:value-type="float" office:value="59.0933102291816" calcext:value-type="float">
            <text:p>59.0933102291816</text:p>
          </table:table-cell>
        </table:table-row>
        <table:table-row table:style-name="ro1">
          <table:table-cell office:value-type="float" office:value="2.0356149980798" calcext:value-type="float">
            <text:p>2.0356149980798</text:p>
          </table:table-cell>
          <table:table-cell office:value-type="float" office:value="19.14005279541" calcext:value-type="float">
            <text:p>19.14005279541</text:p>
          </table:table-cell>
          <table:table-cell table:number-columns-repeated="8"/>
          <table:table-cell office:value-type="float" office:value="2.1187594905496" calcext:value-type="float">
            <text:p>2.1187594905496</text:p>
          </table:table-cell>
          <table:table-cell office:value-type="float" office:value="30.703414916992" calcext:value-type="float">
            <text:p>30.703414916992</text:p>
          </table:table-cell>
          <table:table-cell table:number-columns-repeated="13"/>
          <table:table-cell table:formula="of:=[.K34]" office:value-type="float" office:value="2.1187594905496" calcext:value-type="float">
            <text:p>2.1187594905496</text:p>
          </table:table-cell>
          <table:table-cell table:formula="of:=POWER([.L34]; 1.2)" office:value-type="float" office:value="60.9009430724214" calcext:value-type="float">
            <text:p>60.9009430724214</text:p>
          </table:table-cell>
        </table:table-row>
        <table:table-row table:style-name="ro1">
          <table:table-cell office:value-type="float" office:value="2.097089198418" calcext:value-type="float">
            <text:p>2.097089198418</text:p>
          </table:table-cell>
          <table:table-cell office:value-type="float" office:value="19.054512023926" calcext:value-type="float">
            <text:p>19.054512023926</text:p>
          </table:table-cell>
          <table:table-cell table:number-columns-repeated="8"/>
          <table:table-cell office:value-type="float" office:value="2.1665940908715" calcext:value-type="float">
            <text:p>2.1665940908715</text:p>
          </table:table-cell>
          <table:table-cell office:value-type="float" office:value="31.457138061523" calcext:value-type="float">
            <text:p>31.457138061523</text:p>
          </table:table-cell>
          <table:table-cell table:number-columns-repeated="13"/>
          <table:table-cell table:formula="of:=[.K35]" office:value-type="float" office:value="2.1665940908715" calcext:value-type="float">
            <text:p>2.1665940908715</text:p>
          </table:table-cell>
          <table:table-cell table:formula="of:=POWER([.L35]; 1.2)" office:value-type="float" office:value="62.6993516666582" calcext:value-type="float">
            <text:p>62.6993516666582</text:p>
          </table:table-cell>
        </table:table-row>
        <table:table-row table:style-name="ro1">
          <table:table-cell office:value-type="float" office:value="2.1454798984341" calcext:value-type="float">
            <text:p>2.1454798984341</text:p>
          </table:table-cell>
          <table:table-cell office:value-type="float" office:value="18.939826965332" calcext:value-type="float">
            <text:p>18.939826965332</text:p>
          </table:table-cell>
          <table:table-cell table:number-columns-repeated="8"/>
          <table:table-cell office:value-type="float" office:value="2.2151605910622" calcext:value-type="float">
            <text:p>2.2151605910622</text:p>
          </table:table-cell>
          <table:table-cell office:value-type="float" office:value="32.203323364258" calcext:value-type="float">
            <text:p>32.203323364258</text:p>
          </table:table-cell>
          <table:table-cell table:number-columns-repeated="13"/>
          <table:table-cell table:formula="of:=[.K36]" office:value-type="float" office:value="2.2151605910622" calcext:value-type="float">
            <text:p>2.2151605910622</text:p>
          </table:table-cell>
          <table:table-cell table:formula="of:=POWER([.L36]; 1.2)" office:value-type="float" office:value="64.4882856033026" calcext:value-type="float">
            <text:p>64.4882856033026</text:p>
          </table:table-cell>
        </table:table-row>
        <table:table-row table:style-name="ro1">
          <table:table-cell office:value-type="float" office:value="2.1942256977782" calcext:value-type="float">
            <text:p>2.1942256977782</text:p>
          </table:table-cell>
          <table:table-cell office:value-type="float" office:value="18.796287536621" calcext:value-type="float">
            <text:p>18.796287536621</text:p>
          </table:table-cell>
          <table:table-cell table:number-columns-repeated="8"/>
          <table:table-cell office:value-type="float" office:value="2.2582970908843" calcext:value-type="float">
            <text:p>2.2582970908843</text:p>
          </table:table-cell>
          <table:table-cell office:value-type="float" office:value="32.942047119141" calcext:value-type="float">
            <text:p>32.942047119141</text:p>
          </table:table-cell>
          <table:table-cell table:number-columns-repeated="13"/>
          <table:table-cell table:formula="of:=[.K37]" office:value-type="float" office:value="2.2582970908843" calcext:value-type="float">
            <text:p>2.2582970908843</text:p>
          </table:table-cell>
          <table:table-cell table:formula="of:=POWER([.L37]; 1.2)" office:value-type="float" office:value="66.2675174113523" calcext:value-type="float">
            <text:p>66.2675174113523</text:p>
          </table:table-cell>
        </table:table-row>
        <table:table-row table:style-name="ro1">
          <table:table-cell office:value-type="float" office:value="2.2374393977225" calcext:value-type="float">
            <text:p>2.2374393977225</text:p>
          </table:table-cell>
          <table:table-cell office:value-type="float" office:value="18.624183654785" calcext:value-type="float">
            <text:p>18.624183654785</text:p>
          </table:table-cell>
          <table:table-cell table:number-columns-repeated="8"/>
          <table:table-cell office:value-type="float" office:value="2.3260303903371" calcext:value-type="float">
            <text:p>2.3260303903371</text:p>
          </table:table-cell>
          <table:table-cell office:value-type="float" office:value="33.673385620117" calcext:value-type="float">
            <text:p>33.673385620117</text:p>
          </table:table-cell>
          <table:table-cell table:number-columns-repeated="13"/>
          <table:table-cell table:formula="of:=[.K38]" office:value-type="float" office:value="2.3260303903371" calcext:value-type="float">
            <text:p>2.3260303903371</text:p>
          </table:table-cell>
          <table:table-cell table:formula="of:=POWER([.L38]; 1.2)" office:value-type="float" office:value="68.0368409649393" calcext:value-type="float">
            <text:p>68.0368409649393</text:p>
          </table:table-cell>
        </table:table-row>
        <table:table-row table:style-name="ro1">
          <table:table-cell office:value-type="float" office:value="2.3006310975179" calcext:value-type="float">
            <text:p>2.3006310975179</text:p>
          </table:table-cell>
          <table:table-cell office:value-type="float" office:value="18.423805236816" calcext:value-type="float">
            <text:p>18.423805236816</text:p>
          </table:table-cell>
          <table:table-cell table:number-columns-repeated="8"/>
          <table:table-cell office:value-type="float" office:value="2.3681905902922" calcext:value-type="float">
            <text:p>2.3681905902922</text:p>
          </table:table-cell>
          <table:table-cell office:value-type="float" office:value="34.397415161133" calcext:value-type="float">
            <text:p>34.397415161133</text:p>
          </table:table-cell>
          <table:table-cell table:number-columns-repeated="13"/>
          <table:table-cell table:formula="of:=[.K39]" office:value-type="float" office:value="2.3681905902922" calcext:value-type="float">
            <text:p>2.3681905902922</text:p>
          </table:table-cell>
          <table:table-cell table:formula="of:=POWER([.L39]; 1.2)" office:value-type="float" office:value="69.7960700426741" calcext:value-type="float">
            <text:p>69.7960700426741</text:p>
          </table:table-cell>
        </table:table-row>
        <table:table-row table:style-name="ro1">
          <table:table-cell office:value-type="float" office:value="2.3494931971654" calcext:value-type="float">
            <text:p>2.3494931971654</text:p>
          </table:table-cell>
          <table:table-cell office:value-type="float" office:value="18.195426940918" calcext:value-type="float">
            <text:p>18.195426940918</text:p>
          </table:table-cell>
          <table:table-cell table:number-columns-repeated="8"/>
          <table:table-cell office:value-type="float" office:value="2.4164815898985" calcext:value-type="float">
            <text:p>2.4164815898985</text:p>
          </table:table-cell>
          <table:table-cell office:value-type="float" office:value="35.114196777344" calcext:value-type="float">
            <text:p>35.114196777344</text:p>
          </table:table-cell>
          <table:table-cell table:number-columns-repeated="13"/>
          <table:table-cell table:formula="of:=[.K40]" office:value-type="float" office:value="2.4164815898985" calcext:value-type="float">
            <text:p>2.4164815898985</text:p>
          </table:table-cell>
          <table:table-cell table:formula="of:=POWER([.L40]; 1.2)" office:value-type="float" office:value="71.5449997129048" calcext:value-type="float">
            <text:p>71.5449997129048</text:p>
          </table:table-cell>
        </table:table-row>
        <table:table-row table:style-name="ro1">
          <table:table-cell office:value-type="float" office:value="2.3957618968561" calcext:value-type="float">
            <text:p>2.3957618968561</text:p>
          </table:table-cell>
          <table:table-cell office:value-type="float" office:value="17.939331054688" calcext:value-type="float">
            <text:p>17.939331054688</text:p>
          </table:table-cell>
          <table:table-cell table:number-columns-repeated="8"/>
          <table:table-cell office:value-type="float" office:value="2.4659602907486" calcext:value-type="float">
            <text:p>2.4659602907486</text:p>
          </table:table-cell>
          <table:table-cell office:value-type="float" office:value="35.823822021484" calcext:value-type="float">
            <text:p>35.823822021484</text:p>
          </table:table-cell>
          <table:table-cell table:number-columns-repeated="13"/>
          <table:table-cell table:formula="of:=[.K41]" office:value-type="float" office:value="2.4659602907486" calcext:value-type="float">
            <text:p>2.4659602907486</text:p>
          </table:table-cell>
          <table:table-cell table:formula="of:=POWER([.L41]; 1.2)" office:value-type="float" office:value="73.2835167683828" calcext:value-type="float">
            <text:p>73.2835167683828</text:p>
          </table:table-cell>
        </table:table-row>
        <table:table-row table:style-name="ro1">
          <table:table-cell office:value-type="float" office:value="2.4371234965511" calcext:value-type="float">
            <text:p>2.4371234965511</text:p>
          </table:table-cell>
          <table:table-cell office:value-type="float" office:value="17.655799865723" calcext:value-type="float">
            <text:p>17.655799865723</text:p>
          </table:table-cell>
          <table:table-cell table:number-columns-repeated="8"/>
          <table:table-cell office:value-type="float" office:value="2.527934290003" calcext:value-type="float">
            <text:p>2.527934290003</text:p>
          </table:table-cell>
          <table:table-cell office:value-type="float" office:value="36.526351928711" calcext:value-type="float">
            <text:p>36.526351928711</text:p>
          </table:table-cell>
          <table:table-cell table:number-columns-repeated="13"/>
          <table:table-cell table:formula="of:=[.K42]" office:value-type="float" office:value="2.527934290003" calcext:value-type="float">
            <text:p>2.527934290003</text:p>
          </table:table-cell>
          <table:table-cell table:formula="of:=POWER([.L42]; 1.2)" office:value-type="float" office:value="75.0114497254988" calcext:value-type="float">
            <text:p>75.0114497254988</text:p>
          </table:table-cell>
        </table:table-row>
        <table:table-row table:style-name="ro1">
          <table:table-cell office:value-type="float" office:value="2.4862962961197" calcext:value-type="float">
            <text:p>2.4862962961197</text:p>
          </table:table-cell>
          <table:table-cell office:value-type="float" office:value="17.345100402832" calcext:value-type="float">
            <text:p>17.345100402832</text:p>
          </table:table-cell>
          <table:table-cell table:number-columns-repeated="8"/>
          <table:table-cell office:value-type="float" office:value="2.5690382895991" calcext:value-type="float">
            <text:p>2.5690382895991</text:p>
          </table:table-cell>
          <table:table-cell office:value-type="float" office:value="37.22184753418" calcext:value-type="float">
            <text:p>37.22184753418</text:p>
          </table:table-cell>
          <table:table-cell table:number-columns-repeated="13"/>
          <table:table-cell table:formula="of:=[.K43]" office:value-type="float" office:value="2.5690382895991" calcext:value-type="float">
            <text:p>2.5690382895991</text:p>
          </table:table-cell>
          <table:table-cell table:formula="of:=POWER([.L43]; 1.2)" office:value-type="float" office:value="76.7286418634854" calcext:value-type="float">
            <text:p>76.7286418634854</text:p>
          </table:table-cell>
        </table:table-row>
        <table:table-row table:style-name="ro1">
          <table:table-cell office:value-type="float" office:value="2.5490005961619" calcext:value-type="float">
            <text:p>2.5490005961619</text:p>
          </table:table-cell>
          <table:table-cell office:value-type="float" office:value="17.007507324219" calcext:value-type="float">
            <text:p>17.007507324219</text:p>
          </table:table-cell>
          <table:table-cell table:number-columns-repeated="8"/>
          <table:table-cell office:value-type="float" office:value="2.618827090133" calcext:value-type="float">
            <text:p>2.618827090133</text:p>
          </table:table-cell>
          <table:table-cell office:value-type="float" office:value="37.910385131836" calcext:value-type="float">
            <text:p>37.910385131836</text:p>
          </table:table-cell>
          <table:table-cell table:number-columns-repeated="13"/>
          <table:table-cell table:formula="of:=[.K44]" office:value-type="float" office:value="2.618827090133" calcext:value-type="float">
            <text:p>2.618827090133</text:p>
          </table:table-cell>
          <table:table-cell table:formula="of:=POWER([.L44]; 1.2)" office:value-type="float" office:value="78.4349882343588" calcext:value-type="float">
            <text:p>78.4349882343588</text:p>
          </table:table-cell>
        </table:table-row>
        <table:table-row table:style-name="ro1">
          <table:table-cell office:value-type="float" office:value="2.5969496956095" calcext:value-type="float">
            <text:p>2.5969496956095</text:p>
          </table:table-cell>
          <table:table-cell office:value-type="float" office:value="16.643295288086" calcext:value-type="float">
            <text:p>16.643295288086</text:p>
          </table:table-cell>
          <table:table-cell table:number-columns-repeated="8"/>
          <table:table-cell office:value-type="float" office:value="2.6669567897916" calcext:value-type="float">
            <text:p>2.6669567897916</text:p>
          </table:table-cell>
          <table:table-cell office:value-type="float" office:value="38.592041015625" calcext:value-type="float">
            <text:p>38.592041015625</text:p>
          </table:table-cell>
          <table:table-cell table:number-columns-repeated="13"/>
          <table:table-cell table:formula="of:=[.K45]" office:value-type="float" office:value="2.6669567897916" calcext:value-type="float">
            <text:p>2.6669567897916</text:p>
          </table:table-cell>
          <table:table-cell table:formula="of:=POWER([.L45]; 1.2)" office:value-type="float" office:value="80.1303975176211" calcext:value-type="float">
            <text:p>80.1303975176211</text:p>
          </table:table-cell>
        </table:table-row>
        <table:table-row table:style-name="ro1">
          <table:table-cell office:value-type="float" office:value="2.6467375955544" calcext:value-type="float">
            <text:p>2.6467375955544</text:p>
          </table:table-cell>
          <table:table-cell office:value-type="float" office:value="16.252723693848" calcext:value-type="float">
            <text:p>16.252723693848</text:p>
          </table:table-cell>
          <table:table-cell table:number-columns-repeated="8"/>
          <table:table-cell office:value-type="float" office:value="2.7093373895623" calcext:value-type="float">
            <text:p>2.7093373895623</text:p>
          </table:table-cell>
          <table:table-cell office:value-type="float" office:value="39.266876220703" calcext:value-type="float">
            <text:p>39.266876220703</text:p>
          </table:table-cell>
          <table:table-cell table:number-columns-repeated="13"/>
          <table:table-cell table:formula="of:=[.K46]" office:value-type="float" office:value="2.7093373895623" calcext:value-type="float">
            <text:p>2.7093373895623</text:p>
          </table:table-cell>
          <table:table-cell table:formula="of:=POWER([.L46]; 1.2)" office:value-type="float" office:value="81.814753098213" calcext:value-type="float">
            <text:p>81.814753098213</text:p>
          </table:table-cell>
        </table:table-row>
        <table:table-row table:style-name="ro1">
          <table:table-cell office:value-type="float" office:value="2.6874208957888" calcext:value-type="float">
            <text:p>2.6874208957888</text:p>
          </table:table-cell>
          <table:table-cell office:value-type="float" office:value="15.836059570312" calcext:value-type="float">
            <text:p>15.836059570312</text:p>
          </table:table-cell>
          <table:table-cell table:number-columns-repeated="8"/>
          <table:table-cell office:value-type="float" office:value="2.7705816901289" calcext:value-type="float">
            <text:p>2.7705816901289</text:p>
          </table:table-cell>
          <table:table-cell office:value-type="float" office:value="39.934967041016" calcext:value-type="float">
            <text:p>39.934967041016</text:p>
          </table:table-cell>
          <table:table-cell table:number-columns-repeated="13"/>
          <table:table-cell table:formula="of:=[.K47]" office:value-type="float" office:value="2.7705816901289" calcext:value-type="float">
            <text:p>2.7705816901289</text:p>
          </table:table-cell>
          <table:table-cell table:formula="of:=POWER([.L47]; 1.2)" office:value-type="float" office:value="83.4879882707392" calcext:value-type="float">
            <text:p>83.4879882707392</text:p>
          </table:table-cell>
        </table:table-row>
        <table:table-row table:style-name="ro1">
          <table:table-cell office:value-type="float" office:value="2.7359340963885" calcext:value-type="float">
            <text:p>2.7359340963885</text:p>
          </table:table-cell>
          <table:table-cell office:value-type="float" office:value="15.393562316895" calcext:value-type="float">
            <text:p>15.393562316895</text:p>
          </table:table-cell>
          <table:table-cell table:number-columns-repeated="8"/>
          <table:table-cell office:value-type="float" office:value="2.8195785903372" calcext:value-type="float">
            <text:p>2.8195785903372</text:p>
          </table:table-cell>
          <table:table-cell office:value-type="float" office:value="40.596374511719" calcext:value-type="float">
            <text:p>40.596374511719</text:p>
          </table:table-cell>
          <table:table-cell table:number-columns-repeated="13"/>
          <table:table-cell table:formula="of:=[.K48]" office:value-type="float" office:value="2.8195785903372" calcext:value-type="float">
            <text:p>2.8195785903372</text:p>
          </table:table-cell>
          <table:table-cell table:formula="of:=POWER([.L48]; 1.2)" office:value-type="float" office:value="85.1500094300817" calcext:value-type="float">
            <text:p>85.1500094300817</text:p>
          </table:table-cell>
        </table:table-row>
        <table:table-row table:style-name="ro1">
          <table:table-cell office:value-type="float" office:value="2.7984847952612" calcext:value-type="float">
            <text:p>2.7984847952612</text:p>
          </table:table-cell>
          <table:table-cell office:value-type="float" office:value="14.925483703613" calcext:value-type="float">
            <text:p>14.925483703613</text:p>
          </table:table-cell>
          <table:table-cell table:number-columns-repeated="8"/>
          <table:table-cell office:value-type="float" office:value="2.868648190517" calcext:value-type="float">
            <text:p>2.868648190517</text:p>
          </table:table-cell>
          <table:table-cell office:value-type="float" office:value="41.251174926758" calcext:value-type="float">
            <text:p>41.251174926758</text:p>
          </table:table-cell>
          <table:table-cell table:number-columns-repeated="13"/>
          <table:table-cell table:formula="of:=[.K49]" office:value-type="float" office:value="2.868648190517" calcext:value-type="float">
            <text:p>2.868648190517</text:p>
          </table:table-cell>
          <table:table-cell table:formula="of:=POWER([.L49]; 1.2)" office:value-type="float" office:value="86.8007719046582" calcext:value-type="float">
            <text:p>86.8007719046582</text:p>
          </table:table-cell>
        </table:table-row>
        <table:table-row table:style-name="ro1">
          <table:table-cell office:value-type="float" office:value="2.8406609948725" calcext:value-type="float">
            <text:p>2.8406609948725</text:p>
          </table:table-cell>
          <table:table-cell office:value-type="float" office:value="14.432090759277" calcext:value-type="float">
            <text:p>14.432090759277</text:p>
          </table:table-cell>
          <table:table-cell table:number-columns-repeated="8"/>
          <table:table-cell office:value-type="float" office:value="2.9116979907267" calcext:value-type="float">
            <text:p>2.9116979907267</text:p>
          </table:table-cell>
          <table:table-cell office:value-type="float" office:value="41.899429321289" calcext:value-type="float">
            <text:p>41.899429321289</text:p>
          </table:table-cell>
          <table:table-cell table:number-columns-repeated="13"/>
          <table:table-cell table:formula="of:=[.K50]" office:value-type="float" office:value="2.9116979907267" calcext:value-type="float">
            <text:p>2.9116979907267</text:p>
          </table:table-cell>
          <table:table-cell table:formula="of:=POWER([.L50]; 1.2)" office:value-type="float" office:value="88.4402027217634" calcext:value-type="float">
            <text:p>88.4402027217634</text:p>
          </table:table-cell>
        </table:table-row>
        <table:table-row table:style-name="ro1">
          <table:table-cell office:value-type="float" office:value="2.888976094313" calcext:value-type="float">
            <text:p>2.888976094313</text:p>
          </table:table-cell>
          <table:table-cell office:value-type="float" office:value="13.913627624512" calcext:value-type="float">
            <text:p>13.913627624512</text:p>
          </table:table-cell>
          <table:table-cell table:number-columns-repeated="8"/>
          <table:table-cell office:value-type="float" office:value="2.9799988903105" calcext:value-type="float">
            <text:p>2.9799988903105</text:p>
          </table:table-cell>
          <table:table-cell office:value-type="float" office:value="42.541198730469" calcext:value-type="float">
            <text:p>42.541198730469</text:p>
          </table:table-cell>
          <table:table-cell table:number-columns-repeated="13"/>
          <table:table-cell table:formula="of:=[.K51]" office:value-type="float" office:value="2.9799988903105" calcext:value-type="float">
            <text:p>2.9799988903105</text:p>
          </table:table-cell>
          <table:table-cell table:formula="of:=POWER([.L51]; 1.2)" office:value-type="float" office:value="90.0682382602985" calcext:value-type="float">
            <text:p>90.0682382602985</text:p>
          </table:table-cell>
        </table:table-row>
        <table:table-row table:style-name="ro1">
          <table:table-cell office:value-type="float" office:value="2.9378072945401" calcext:value-type="float">
            <text:p>2.9378072945401</text:p>
          </table:table-cell>
          <table:table-cell office:value-type="float" office:value="13.37035369873" calcext:value-type="float">
            <text:p>13.37035369873</text:p>
          </table:table-cell>
          <table:table-cell table:number-columns-repeated="8"/>
          <table:table-cell office:value-type="float" office:value="3.0204229904339" calcext:value-type="float">
            <text:p>3.0204229904339</text:p>
          </table:table-cell>
          <table:table-cell office:value-type="float" office:value="43.176544189453" calcext:value-type="float">
            <text:p>43.176544189453</text:p>
          </table:table-cell>
          <table:table-cell table:number-columns-repeated="13"/>
          <table:table-cell table:formula="of:=[.K52]" office:value-type="float" office:value="3.0204229904339" calcext:value-type="float">
            <text:p>3.0204229904339</text:p>
          </table:table-cell>
          <table:table-cell table:formula="of:=POWER([.L52]; 1.2)" office:value-type="float" office:value="91.6848237870559" calcext:value-type="float">
            <text:p>91.6848237870559</text:p>
          </table:table-cell>
        </table:table-row>
        <table:table-row table:style-name="ro1">
          <table:table-cell office:value-type="float" office:value="3.0001093940809" calcext:value-type="float">
            <text:p>3.0001093940809</text:p>
          </table:table-cell>
          <table:table-cell office:value-type="float" office:value="12.802513122559" calcext:value-type="float">
            <text:p>12.802513122559</text:p>
          </table:table-cell>
          <table:table-cell table:number-columns-repeated="8"/>
          <table:table-cell office:value-type="float" office:value="3.0696715908125" calcext:value-type="float">
            <text:p>3.0696715908125</text:p>
          </table:table-cell>
          <table:table-cell office:value-type="float" office:value="43.805541992188" calcext:value-type="float">
            <text:p>43.805541992188</text:p>
          </table:table-cell>
          <table:table-cell table:number-columns-repeated="13"/>
          <table:table-cell table:formula="of:=[.K53]" office:value-type="float" office:value="3.0696715908125" calcext:value-type="float">
            <text:p>3.0696715908125</text:p>
          </table:table-cell>
          <table:table-cell table:formula="of:=POWER([.L53]; 1.2)" office:value-type="float" office:value="93.289952019417" calcext:value-type="float">
            <text:p>93.289952019417</text:p>
          </table:table-cell>
        </table:table-row>
        <table:table-row table:style-name="ro1">
          <table:table-cell office:value-type="float" office:value="3.0426750942133" calcext:value-type="float">
            <text:p>3.0426750942133</text:p>
          </table:table-cell>
          <table:table-cell office:value-type="float" office:value="12.210350036621" calcext:value-type="float">
            <text:p>12.210350036621</text:p>
          </table:table-cell>
          <table:table-cell table:number-columns-repeated="8"/>
          <table:table-cell office:value-type="float" office:value="3.1125398916192" calcext:value-type="float">
            <text:p>3.1125398916192</text:p>
          </table:table-cell>
          <table:table-cell office:value-type="float" office:value="44.428253173828" calcext:value-type="float">
            <text:p>44.428253173828</text:p>
          </table:table-cell>
          <table:table-cell table:number-columns-repeated="13"/>
          <table:table-cell table:formula="of:=[.K54]" office:value-type="float" office:value="3.1125398916192" calcext:value-type="float">
            <text:p>3.1125398916192</text:p>
          </table:table-cell>
          <table:table-cell table:formula="of:=POWER([.L54]; 1.2)" office:value-type="float" office:value="94.8835850630296" calcext:value-type="float">
            <text:p>94.8835850630296</text:p>
          </table:table-cell>
        </table:table-row>
        <table:table-row table:style-name="ro1">
          <table:table-cell office:value-type="float" office:value="3.0984766944312" calcext:value-type="float">
            <text:p>3.0984766944312</text:p>
          </table:table-cell>
          <table:table-cell office:value-type="float" office:value="11.594108581543" calcext:value-type="float">
            <text:p>11.594108581543</text:p>
          </table:table-cell>
          <table:table-cell table:number-columns-repeated="8"/>
          <table:table-cell office:value-type="float" office:value="3.1613122918643" calcext:value-type="float">
            <text:p>3.1613122918643</text:p>
          </table:table-cell>
          <table:table-cell office:value-type="float" office:value="45.044738769531" calcext:value-type="float">
            <text:p>45.044738769531</text:p>
          </table:table-cell>
          <table:table-cell table:number-columns-repeated="13"/>
          <table:table-cell table:formula="of:=[.K55]" office:value-type="float" office:value="3.1613122918643" calcext:value-type="float">
            <text:p>3.1613122918643</text:p>
          </table:table-cell>
          <table:table-cell table:formula="of:=POWER([.L55]; 1.2)" office:value-type="float" office:value="96.4656926850772" calcext:value-type="float">
            <text:p>96.4656926850772</text:p>
          </table:table-cell>
        </table:table-row>
        <table:table-row table:style-name="ro1">
          <table:table-cell office:value-type="float" office:value="3.140253694728" calcext:value-type="float">
            <text:p>3.140253694728</text:p>
          </table:table-cell>
          <table:table-cell office:value-type="float" office:value="10.954025268555" calcext:value-type="float">
            <text:p>10.954025268555</text:p>
          </table:table-cell>
          <table:table-cell table:number-columns-repeated="8"/>
          <table:table-cell office:value-type="float" office:value="3.2228394914418" calcext:value-type="float">
            <text:p>3.2228394914418</text:p>
          </table:table-cell>
          <table:table-cell office:value-type="float" office:value="45.655059814453" calcext:value-type="float">
            <text:p>45.655059814453</text:p>
          </table:table-cell>
          <table:table-cell table:number-columns-repeated="13"/>
          <table:table-cell table:formula="of:=[.K56]" office:value-type="float" office:value="3.2228394914418" calcext:value-type="float">
            <text:p>3.2228394914418</text:p>
          </table:table-cell>
          <table:table-cell table:formula="of:=POWER([.L56]; 1.2)" office:value-type="float" office:value="98.0362519621818" calcext:value-type="float">
            <text:p>98.0362519621818</text:p>
          </table:table-cell>
        </table:table-row>
        <table:table-row table:style-name="ro1">
          <table:table-cell office:value-type="float" office:value="3.1830884949304" calcext:value-type="float">
            <text:p>3.1830884949304</text:p>
          </table:table-cell>
          <table:table-cell office:value-type="float" office:value="10.290344238281" calcext:value-type="float">
            <text:p>10.290344238281</text:p>
          </table:table-cell>
          <table:table-cell table:number-columns-repeated="8"/>
          <table:table-cell office:value-type="float" office:value="3.2713012909517" calcext:value-type="float">
            <text:p>3.2713012909517</text:p>
          </table:table-cell>
          <table:table-cell office:value-type="float" office:value="46.25927734375" calcext:value-type="float">
            <text:p>46.25927734375</text:p>
          </table:table-cell>
          <table:table-cell table:number-columns-repeated="13"/>
          <table:table-cell table:formula="of:=[.K57]" office:value-type="float" office:value="3.2713012909517" calcext:value-type="float">
            <text:p>3.2713012909517</text:p>
          </table:table-cell>
          <table:table-cell table:formula="of:=POWER([.L57]; 1.2)" office:value-type="float" office:value="99.595246950438" calcext:value-type="float">
            <text:p>99.595246950438</text:p>
          </table:table-cell>
        </table:table-row>
        <table:table-row table:style-name="ro1">
          <table:table-cell office:value-type="float" office:value="3.2503039943986" calcext:value-type="float">
            <text:p>3.2503039943986</text:p>
          </table:table-cell>
          <table:table-cell office:value-type="float" office:value="9.6033020019531" calcext:value-type="float">
            <text:p>9.6033020019531</text:p>
          </table:table-cell>
          <table:table-cell table:number-columns-repeated="8"/>
          <table:table-cell office:value-type="float" office:value="3.3196878903545" calcext:value-type="float">
            <text:p>3.3196878903545</text:p>
          </table:table-cell>
          <table:table-cell office:value-type="float" office:value="46.857452392578" calcext:value-type="float">
            <text:p>46.857452392578</text:p>
          </table:table-cell>
          <table:table-cell table:number-columns-repeated="13"/>
          <table:table-cell table:formula="of:=[.K58]" office:value-type="float" office:value="3.3196878903545" calcext:value-type="float">
            <text:p>3.3196878903545</text:p>
          </table:table-cell>
          <table:table-cell table:formula="of:=POWER([.L58]; 1.2)" office:value-type="float" office:value="101.14266837577" calcext:value-type="float">
            <text:p>101.14266837577</text:p>
          </table:table-cell>
        </table:table-row>
        <table:table-row table:style-name="ro1">
          <table:table-cell office:value-type="float" office:value="3.2923736944795" calcext:value-type="float">
            <text:p>3.2923736944795</text:p>
          </table:table-cell>
          <table:table-cell office:value-type="float" office:value="8.8931274414062" calcext:value-type="float">
            <text:p>8.8931274414062</text:p>
          </table:table-cell>
          <table:table-cell table:number-columns-repeated="8"/>
          <table:table-cell office:value-type="float" office:value="3.3625052901916" calcext:value-type="float">
            <text:p>3.3625052901916</text:p>
          </table:table-cell>
          <table:table-cell office:value-type="float" office:value="47.449645996094" calcext:value-type="float">
            <text:p>47.449645996094</text:p>
          </table:table-cell>
          <table:table-cell table:number-columns-repeated="13"/>
          <table:table-cell table:formula="of:=[.K59]" office:value-type="float" office:value="3.3625052901916" calcext:value-type="float">
            <text:p>3.3625052901916</text:p>
          </table:table-cell>
          <table:table-cell table:formula="of:=POWER([.L59]; 1.2)" office:value-type="float" office:value="102.678513343015" calcext:value-type="float">
            <text:p>102.678513343015</text:p>
          </table:table-cell>
        </table:table-row>
        <table:table-row table:style-name="ro1">
          <table:table-cell office:value-type="float" office:value="3.3411955945194" calcext:value-type="float">
            <text:p>3.3411955945194</text:p>
          </table:table-cell>
          <table:table-cell office:value-type="float" office:value="8.1600570678711" calcext:value-type="float">
            <text:p>8.1600570678711</text:p>
          </table:table-cell>
          <table:table-cell table:number-columns-repeated="8"/>
          <table:table-cell office:value-type="float" office:value="3.4129786901176" calcext:value-type="float">
            <text:p>3.4129786901176</text:p>
          </table:table-cell>
          <table:table-cell office:value-type="float" office:value="48.035919189453" calcext:value-type="float">
            <text:p>48.035919189453</text:p>
          </table:table-cell>
          <table:table-cell table:number-columns-repeated="13"/>
          <table:table-cell table:formula="of:=[.K60]" office:value-type="float" office:value="3.4129786901176" calcext:value-type="float">
            <text:p>3.4129786901176</text:p>
          </table:table-cell>
          <table:table-cell table:formula="of:=POWER([.L60]; 1.2)" office:value-type="float" office:value="104.202785062261" calcext:value-type="float">
            <text:p>104.202785062261</text:p>
          </table:table-cell>
        </table:table-row>
        <table:table-row table:style-name="ro1">
          <table:table-cell office:value-type="float" office:value="3.3909122943878" calcext:value-type="float">
            <text:p>3.3909122943878</text:p>
          </table:table-cell>
          <table:table-cell office:value-type="float" office:value="7.4043197631836" calcext:value-type="float">
            <text:p>7.4043197631836</text:p>
          </table:table-cell>
          <table:table-cell table:number-columns-repeated="8"/>
          <table:table-cell office:value-type="float" office:value="3.4741808907129" calcext:value-type="float">
            <text:p>3.4741808907129</text:p>
          </table:table-cell>
          <table:table-cell office:value-type="float" office:value="48.616317749023" calcext:value-type="float">
            <text:p>48.616317749023</text:p>
          </table:table-cell>
          <table:table-cell table:number-columns-repeated="13"/>
          <table:table-cell table:formula="of:=[.K61]" office:value-type="float" office:value="3.4741808907129" calcext:value-type="float">
            <text:p>3.4741808907129</text:p>
          </table:table-cell>
          <table:table-cell table:formula="of:=POWER([.L61]; 1.2)" office:value-type="float" office:value="105.715452775144" calcext:value-type="float">
            <text:p>105.715452775144</text:p>
          </table:table-cell>
        </table:table-row>
        <table:table-row table:style-name="ro1">
          <table:table-cell office:value-type="float" office:value="3.4474705946632" calcext:value-type="float">
            <text:p>3.4474705946632</text:p>
          </table:table-cell>
          <table:table-cell office:value-type="float" office:value="6.6261367797852" calcext:value-type="float">
            <text:p>6.6261367797852</text:p>
          </table:table-cell>
          <table:table-cell table:number-columns-repeated="8"/>
          <table:table-cell office:value-type="float" office:value="3.5217266902328" calcext:value-type="float">
            <text:p>3.5217266902328</text:p>
          </table:table-cell>
          <table:table-cell office:value-type="float" office:value="49.19091796875" calcext:value-type="float">
            <text:p>49.19091796875</text:p>
          </table:table-cell>
          <table:table-cell table:number-columns-repeated="13"/>
          <table:table-cell table:formula="of:=[.K62]" office:value-type="float" office:value="3.5217266902328" calcext:value-type="float">
            <text:p>3.5217266902328</text:p>
          </table:table-cell>
          <table:table-cell table:formula="of:=POWER([.L62]; 1.2)" office:value-type="float" office:value="107.216570772572" calcext:value-type="float">
            <text:p>107.216570772572</text:p>
          </table:table-cell>
        </table:table-row>
        <table:table-row table:style-name="ro1">
          <table:table-cell office:value-type="float" office:value="3.4954677950591" calcext:value-type="float">
            <text:p>3.4954677950591</text:p>
          </table:table-cell>
          <table:table-cell office:value-type="float" office:value="5.8257369995117" calcext:value-type="float">
            <text:p>5.8257369995117</text:p>
          </table:table-cell>
          <table:table-cell table:number-columns-repeated="8"/>
          <table:table-cell office:value-type="float" office:value="3.5652226903476" calcext:value-type="float">
            <text:p>3.5652226903476</text:p>
          </table:table-cell>
          <table:table-cell office:value-type="float" office:value="49.759765625" calcext:value-type="float">
            <text:p>49.759765625</text:p>
          </table:table-cell>
          <table:table-cell table:number-columns-repeated="13"/>
          <table:table-cell table:formula="of:=[.K63]" office:value-type="float" office:value="3.5652226903476" calcext:value-type="float">
            <text:p>3.5652226903476</text:p>
          </table:table-cell>
          <table:table-cell table:formula="of:=POWER([.L63]; 1.2)" office:value-type="float" office:value="108.706119095931" calcext:value-type="float">
            <text:p>108.706119095931</text:p>
          </table:table-cell>
        </table:table-row>
        <table:table-row table:style-name="ro1">
          <table:table-cell office:value-type="float" office:value="3.5423905954231" calcext:value-type="float">
            <text:p>3.5423905954231</text:p>
          </table:table-cell>
          <table:table-cell office:value-type="float" office:value="5.0033416748047" calcext:value-type="float">
            <text:p>5.0033416748047</text:p>
          </table:table-cell>
          <table:table-cell table:number-columns-repeated="8"/>
          <table:table-cell office:value-type="float" office:value="3.6108984909952" calcext:value-type="float">
            <text:p>3.6108984909952</text:p>
          </table:table-cell>
          <table:table-cell office:value-type="float" office:value="50.322937011719" calcext:value-type="float">
            <text:p>50.322937011719</text:p>
          </table:table-cell>
          <table:table-cell table:number-columns-repeated="13"/>
          <table:table-cell table:formula="of:=[.K64]" office:value-type="float" office:value="3.6108984909952" calcext:value-type="float">
            <text:p>3.6108984909952</text:p>
          </table:table-cell>
          <table:table-cell table:formula="of:=POWER([.L64]; 1.2)" office:value-type="float" office:value="110.184162767976" calcext:value-type="float">
            <text:p>110.184162767976</text:p>
          </table:table-cell>
        </table:table-row>
        <table:table-row table:style-name="ro1">
          <table:table-cell office:value-type="float" office:value="3.5906292961445" calcext:value-type="float">
            <text:p>3.5906292961445</text:p>
          </table:table-cell>
          <table:table-cell office:value-type="float" office:value="4.1591720581055" calcext:value-type="float">
            <text:p>4.1591720581055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00-00-00</text:date>, <text:time style:data-style-name="N2" text:time-value="14:47:57.1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3T16:43:20.716000000</dc:date>
    <meta:editing-duration>PT2H3M53S</meta:editing-duration>
    <meta:editing-cycles>2</meta:editing-cycles>
    <meta:generator>LibreOffice/7.5.4.2$Windows_X86_64 LibreOffice_project/36ccfdc35048b057fd9854c757a8b67ec53977b6</meta:generator>
    <meta:document-statistic meta:table-count="1" meta:cell-count="396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scatter" chart:style-name="ch1">
        <chart:title svg:x="5.725cm" svg:y="0.316cm" chart:style-name="ch2">
          <text:p>Thrown 45 degrees up</text:p>
        </chart:title>
        <chart:legend chart:legend-position="end" svg:x="11.145cm" svg:y="3.954cm" style:legend-expansion="high" chart:style-name="ch3"/>
        <chart:plot-area chart:style-name="ch4" table:cell-range-address="projectileMotion.A1:projectileMotion.B105" svg:x="1.331cm" svg:y="1.275cm" svg:width="9.494cm" svg:height="6.569cm">
          <chart:coordinate-region svg:x="1.952cm" svg:y="1.474cm" svg:width="8.779cm" svg:height="5.723cm"/>
          <chart:axis chart:dimension="x" chart:name="primary-x" chart:style-name="ch5">
            <chart:title svg:x="5.492cm" svg:y="8.024cm" chart:style-name="ch6">
              <text:p>time (s)</text:p>
            </chart:title>
          </chart:axis>
          <chart:axis chart:dimension="y" chart:name="primary-y" chart:style-name="ch7">
            <chart:title svg:x="0.451cm" svg:y="5.37cm" chart:style-name="ch8">
              <text:p>delta y (m)</text:p>
            </chart:title>
            <chart:grid chart:style-name="ch9" chart:class="major"/>
          </chart:axis>
          <chart:series chart:style-name="ch10" chart:values-cell-range-address="projectileMotion.B1:projectileMotion.B105" chart:class="chart:scatter">
            <chart:domain table:cell-range-address="projectileMotion.A1:projectileMotion.A105"/>
            <chart:regression-curve chart:style-name="ch11">
              <chart:equation chart:display-equation="true" chart:display-r-square="true" svg:x="2.339cm" svg:y="1.475cm"/>
            </chart:regression-curve>
            <chart:data-point chart:repeated="10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875740021467">
                <text:p>0.38875740021467</text:p>
                <draw:g>
                  <svg:desc>projectileMotion.A1:projectileMotion.A105</svg:desc>
                </draw:g>
              </table:table-cell>
              <table:table-cell office:value-type="float" office:value="3.5200119018555">
                <text:p>3.5200119018555</text:p>
                <draw:g>
                  <svg:desc>projectileMotion.B1:projectileMotion.B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107800001279">
                <text:p>0.45107800001279</text:p>
              </table:table-cell>
              <table:table-cell office:value-type="float" office:value="4.5806732177734">
                <text:p>4.580673217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049669947475">
                <text:p>0.50049669947475</text:p>
              </table:table-cell>
              <table:table-cell office:value-type="float" office:value="5.6007232666016">
                <text:p>5.6007232666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135029902682">
                <text:p>0.54135029902682</text:p>
              </table:table-cell>
              <table:table-cell office:value-type="float" office:value="6.5805740356445">
                <text:p>6.5805740356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000389836729">
                <text:p>0.59000389836729</text:p>
              </table:table-cell>
              <table:table-cell office:value-type="float" office:value="7.5206298828125">
                <text:p>7.520629882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3956109806895">
                <text:p>0.63956109806895</text:p>
              </table:table-cell>
              <table:table-cell office:value-type="float" office:value="8.4212875366211">
                <text:p>8.4212875366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130519801751">
                <text:p>0.70130519801751</text:p>
              </table:table-cell>
              <table:table-cell office:value-type="float" office:value="9.2829360961914">
                <text:p>9.2829360961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258939828724">
                <text:p>0.74258939828724</text:p>
              </table:table-cell>
              <table:table-cell office:value-type="float" office:value="10.105964660645">
                <text:p>10.105964660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146909853444">
                <text:p>0.79146909853444</text:p>
              </table:table-cell>
              <table:table-cell office:value-type="float" office:value="10.890762329102">
                <text:p>10.890762329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3485659910366">
                <text:p>0.83485659910366</text:p>
              </table:table-cell>
              <table:table-cell office:value-type="float" office:value="11.637718200684">
                <text:p>11.6377182006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238069882616">
                <text:p>0.90238069882616</text:p>
              </table:table-cell>
              <table:table-cell office:value-type="float" office:value="12.347198486328">
                <text:p>12.347198486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397919904441">
                <text:p>0.94397919904441</text:p>
              </table:table-cell>
              <table:table-cell office:value-type="float" office:value="13.019584655762">
                <text:p>13.0195846557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266569921747">
                <text:p>0.99266569921747</text:p>
              </table:table-cell>
              <table:table-cell office:value-type="float" office:value="13.655250549316">
                <text:p>13.655250549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430596000515">
                <text:p>1.0430596000515</text:p>
              </table:table-cell>
              <table:table-cell office:value-type="float" office:value="14.25456237793">
                <text:p>14.25456237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877054999582">
                <text:p>1.0877054999582</text:p>
              </table:table-cell>
              <table:table-cell office:value-type="float" office:value="14.817878723145">
                <text:p>14.817878723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523206993006">
                <text:p>1.1523206993006</text:p>
              </table:table-cell>
              <table:table-cell office:value-type="float" office:value="15.345558166504">
                <text:p>15.345558166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947964993306">
                <text:p>1.1947964993306</text:p>
              </table:table-cell>
              <table:table-cell office:value-type="float" office:value="15.837966918945">
                <text:p>15.837966918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42302599363">
                <text:p>1.242302599363</text:p>
              </table:table-cell>
              <table:table-cell office:value-type="float" office:value="16.295448303223">
                <text:p>16.295448303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870705984533">
                <text:p>1.2870705984533</text:p>
              </table:table-cell>
              <table:table-cell office:value-type="float" office:value="16.718353271484">
                <text:p>16.718353271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355641989037">
                <text:p>1.3355641989037</text:p>
              </table:table-cell>
              <table:table-cell office:value-type="float" office:value="17.107032775879">
                <text:p>17.1070327758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982220990583">
                <text:p>1.3982220990583</text:p>
              </table:table-cell>
              <table:table-cell office:value-type="float" office:value="17.461822509766">
                <text:p>17.4618225097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43863899447">
                <text:p>1.443863899447</text:p>
              </table:table-cell>
              <table:table-cell office:value-type="float" office:value="17.783065795898">
                <text:p>17.783065795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932516994886">
                <text:p>1.4932516994886</text:p>
              </table:table-cell>
              <table:table-cell office:value-type="float" office:value="18.071098327637">
                <text:p>18.0710983276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353117999621">
                <text:p>1.5353117999621</text:p>
              </table:table-cell>
              <table:table-cell office:value-type="float" office:value="18.326248168945">
                <text:p>18.326248168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036748001352">
                <text:p>1.6036748001352</text:p>
              </table:table-cell>
              <table:table-cell office:value-type="float" office:value="18.548843383789">
                <text:p>18.5488433837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460648998618">
                <text:p>1.6460648998618</text:p>
              </table:table-cell>
              <table:table-cell office:value-type="float" office:value="18.739212036133">
                <text:p>18.739212036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941244993359">
                <text:p>1.6941244993359</text:p>
              </table:table-cell>
              <table:table-cell office:value-type="float" office:value="18.897682189941">
                <text:p>18.897682189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425506985746">
                <text:p>1.7425506985746</text:p>
              </table:table-cell>
              <table:table-cell office:value-type="float" office:value="19.024566650391">
                <text:p>19.0245666503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859373982064">
                <text:p>1.7859373982064</text:p>
              </table:table-cell>
              <table:table-cell office:value-type="float" office:value="19.120178222656">
                <text:p>19.120178222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468849984929">
                <text:p>1.8468849984929</text:p>
              </table:table-cell>
              <table:table-cell office:value-type="float" office:value="19.184837341309">
                <text:p>19.1848373413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956555980258">
                <text:p>1.8956555980258</text:p>
              </table:table-cell>
              <table:table-cell office:value-type="float" office:value="19.218849182129">
                <text:p>19.2188491821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450033982284">
                <text:p>1.9450033982284</text:p>
              </table:table-cell>
              <table:table-cell office:value-type="float" office:value="19.222518920898">
                <text:p>19.2225189208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883933980018">
                <text:p>1.9883933980018</text:p>
              </table:table-cell>
              <table:table-cell office:value-type="float" office:value="19.196151733398">
                <text:p>19.1961517333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356149980798">
                <text:p>2.0356149980798</text:p>
              </table:table-cell>
              <table:table-cell office:value-type="float" office:value="19.14005279541">
                <text:p>19.140052795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97089198418">
                <text:p>2.097089198418</text:p>
              </table:table-cell>
              <table:table-cell office:value-type="float" office:value="19.054512023926">
                <text:p>19.0545120239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454798984341">
                <text:p>2.1454798984341</text:p>
              </table:table-cell>
              <table:table-cell office:value-type="float" office:value="18.939826965332">
                <text:p>18.939826965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942256977782">
                <text:p>2.1942256977782</text:p>
              </table:table-cell>
              <table:table-cell office:value-type="float" office:value="18.796287536621">
                <text:p>18.7962875366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374393977225">
                <text:p>2.2374393977225</text:p>
              </table:table-cell>
              <table:table-cell office:value-type="float" office:value="18.624183654785">
                <text:p>18.6241836547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006310975179">
                <text:p>2.3006310975179</text:p>
              </table:table-cell>
              <table:table-cell office:value-type="float" office:value="18.423805236816">
                <text:p>18.4238052368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494931971654">
                <text:p>2.3494931971654</text:p>
              </table:table-cell>
              <table:table-cell office:value-type="float" office:value="18.195426940918">
                <text:p>18.1954269409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957618968561">
                <text:p>2.3957618968561</text:p>
              </table:table-cell>
              <table:table-cell office:value-type="float" office:value="17.939331054688">
                <text:p>17.9393310546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371234965511">
                <text:p>2.4371234965511</text:p>
              </table:table-cell>
              <table:table-cell office:value-type="float" office:value="17.655799865723">
                <text:p>17.6557998657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862962961197">
                <text:p>2.4862962961197</text:p>
              </table:table-cell>
              <table:table-cell office:value-type="float" office:value="17.345100402832">
                <text:p>17.3451004028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490005961619">
                <text:p>2.5490005961619</text:p>
              </table:table-cell>
              <table:table-cell office:value-type="float" office:value="17.007507324219">
                <text:p>17.0075073242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969496956095">
                <text:p>2.5969496956095</text:p>
              </table:table-cell>
              <table:table-cell office:value-type="float" office:value="16.643295288086">
                <text:p>16.6432952880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467375955544">
                <text:p>2.6467375955544</text:p>
              </table:table-cell>
              <table:table-cell office:value-type="float" office:value="16.252723693848">
                <text:p>16.2527236938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874208957888">
                <text:p>2.6874208957888</text:p>
              </table:table-cell>
              <table:table-cell office:value-type="float" office:value="15.836059570312">
                <text:p>15.8360595703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359340963885">
                <text:p>2.7359340963885</text:p>
              </table:table-cell>
              <table:table-cell office:value-type="float" office:value="15.393562316895">
                <text:p>15.3935623168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984847952612">
                <text:p>2.7984847952612</text:p>
              </table:table-cell>
              <table:table-cell office:value-type="float" office:value="14.925483703613">
                <text:p>14.9254837036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406609948725">
                <text:p>2.8406609948725</text:p>
              </table:table-cell>
              <table:table-cell office:value-type="float" office:value="14.432090759277">
                <text:p>14.4320907592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88976094313">
                <text:p>2.888976094313</text:p>
              </table:table-cell>
              <table:table-cell office:value-type="float" office:value="13.913627624512">
                <text:p>13.9136276245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378072945401">
                <text:p>2.9378072945401</text:p>
              </table:table-cell>
              <table:table-cell office:value-type="float" office:value="13.37035369873">
                <text:p>13.370353698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001093940809">
                <text:p>3.0001093940809</text:p>
              </table:table-cell>
              <table:table-cell office:value-type="float" office:value="12.802513122559">
                <text:p>12.8025131225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426750942133">
                <text:p>3.0426750942133</text:p>
              </table:table-cell>
              <table:table-cell office:value-type="float" office:value="12.210350036621">
                <text:p>12.2103500366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984766944312">
                <text:p>3.0984766944312</text:p>
              </table:table-cell>
              <table:table-cell office:value-type="float" office:value="11.594108581543">
                <text:p>11.5941085815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40253694728">
                <text:p>3.140253694728</text:p>
              </table:table-cell>
              <table:table-cell office:value-type="float" office:value="10.954025268555">
                <text:p>10.954025268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830884949304">
                <text:p>3.1830884949304</text:p>
              </table:table-cell>
              <table:table-cell office:value-type="float" office:value="10.290344238281">
                <text:p>10.290344238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503039943986">
                <text:p>3.2503039943986</text:p>
              </table:table-cell>
              <table:table-cell office:value-type="float" office:value="9.6033020019531">
                <text:p>9.60330200195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923736944795">
                <text:p>3.2923736944795</text:p>
              </table:table-cell>
              <table:table-cell office:value-type="float" office:value="8.8931274414062">
                <text:p>8.89312744140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411955945194">
                <text:p>3.3411955945194</text:p>
              </table:table-cell>
              <table:table-cell office:value-type="float" office:value="8.1600570678711">
                <text:p>8.16005706787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3909122943878">
                <text:p>3.3909122943878</text:p>
              </table:table-cell>
              <table:table-cell office:value-type="float" office:value="7.4043197631836">
                <text:p>7.40431976318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4474705946632">
                <text:p>3.4474705946632</text:p>
              </table:table-cell>
              <table:table-cell office:value-type="float" office:value="6.6261367797852">
                <text:p>6.6261367797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954677950591">
                <text:p>3.4954677950591</text:p>
              </table:table-cell>
              <table:table-cell office:value-type="float" office:value="5.8257369995117">
                <text:p>5.8257369995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423905954231">
                <text:p>3.5423905954231</text:p>
              </table:table-cell>
              <table:table-cell office:value-type="float" office:value="5.0033416748047">
                <text:p>5.00334167480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5906292961445">
                <text:p>3.5906292961445</text:p>
              </table:table-cell>
              <table:table-cell office:value-type="float" office:value="4.1591720581055">
                <text:p>4.1591720581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title svg:x="5.725cm" svg:y="0.316cm" chart:style-name="ch2">
          <text:p>Thrown 45 degrees up</text:p>
        </chart:title>
        <chart:legend chart:legend-position="end" svg:x="11.965cm" svg:y="3.955cm" style:legend-expansion="high" chart:style-name="ch3"/>
        <chart:plot-area chart:style-name="ch4" table:cell-range-address="projectileMotion.K1:projectileMotion.L64" svg:x="1.331cm" svg:y="1.275cm" svg:width="10.314cm" svg:height="6.57cm">
          <chart:coordinate-region svg:x="1.952cm" svg:y="1.474cm" svg:width="9.599cm" svg:height="5.724cm"/>
          <chart:axis chart:dimension="x" chart:name="primary-x" chart:style-name="ch5">
            <chart:title svg:x="5.902cm" svg:y="8.025cm" chart:style-name="ch6">
              <text:p>time (s)</text:p>
            </chart:title>
          </chart:axis>
          <chart:axis chart:dimension="y" chart:name="primary-y" chart:style-name="ch7">
            <chart:title svg:x="0.451cm" svg:y="5.371cm" chart:style-name="ch8">
              <text:p>delta x (m)</text:p>
            </chart:title>
            <chart:grid chart:style-name="ch9" chart:class="major"/>
          </chart:axis>
          <chart:series chart:style-name="ch10" chart:values-cell-range-address="projectileMotion.L1:projectileMotion.L64" chart:class="chart:scatter">
            <chart:domain table:cell-range-address="projectileMotion.K1:projectileMotion.K64"/>
            <chart:regression-curve chart:style-name="ch11">
              <chart:equation chart:display-equation="true" chart:display-r-square="true"/>
            </chart:regression-curve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333649918437">
                <text:p>0.47333649918437</text:p>
                <draw:g>
                  <svg:desc>projectileMotion.K1:projectileMotion.K64</svg:desc>
                </draw:g>
              </table:table-cell>
              <table:table-cell office:value-type="float" office:value="1.0607604980469">
                <text:p>1.0607604980469</text:p>
                <draw:g>
                  <svg:desc>projectileMotion.L1:projectileMotion.L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066919952631">
                <text:p>0.52066919952631</text:p>
              </table:table-cell>
              <table:table-cell office:value-type="float" office:value="2.1109008789062">
                <text:p>2.1109008789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91126990132">
                <text:p>0.5691126990132</text:p>
              </table:table-cell>
              <table:table-cell office:value-type="float" office:value="3.1505432128906">
                <text:p>3.1505432128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78764984943">
                <text:p>0.6178764984943</text:p>
              </table:table-cell>
              <table:table-cell office:value-type="float" office:value="4.1798095703125">
                <text:p>4.179809570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071149799973">
                <text:p>0.66071149799973</text:p>
              </table:table-cell>
              <table:table-cell office:value-type="float" office:value="5.1987609863281">
                <text:p>5.1987609863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21532985568">
                <text:p>0.7221532985568</text:p>
              </table:table-cell>
              <table:table-cell office:value-type="float" office:value="6.2075500488281">
                <text:p>6.2075500488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164699789137">
                <text:p>0.77164699789137</text:p>
              </table:table-cell>
              <table:table-cell office:value-type="float" office:value="7.2062377929688">
                <text:p>7.2062377929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928609730676">
                <text:p>0.81928609730676</text:p>
              </table:table-cell>
              <table:table-cell office:value-type="float" office:value="8.1949462890625">
                <text:p>8.19494628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6278079682961">
                <text:p>0.86278079682961</text:p>
              </table:table-cell>
              <table:table-cell office:value-type="float" office:value="9.1737670898438">
                <text:p>9.17376708984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330399621278">
                <text:p>0.92330399621278</text:p>
              </table:table-cell>
              <table:table-cell office:value-type="float" office:value="10.142791748047">
                <text:p>10.142791748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232739627361">
                <text:p>0.97232739627361</text:p>
              </table:table-cell>
              <table:table-cell office:value-type="float" office:value="11.102111816406">
                <text:p>11.102111816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06776964478">
                <text:p>1.0206776964478</text:p>
              </table:table-cell>
              <table:table-cell office:value-type="float" office:value="12.051849365234">
                <text:p>12.0518493652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695770950988">
                <text:p>1.0695770950988</text:p>
              </table:table-cell>
              <table:table-cell office:value-type="float" office:value="12.992095947266">
                <text:p>12.992095947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109006954357">
                <text:p>1.1109006954357</text:p>
              </table:table-cell>
              <table:table-cell office:value-type="float" office:value="13.922943115234">
                <text:p>13.922943115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73840594478">
                <text:p>1.173840594478</text:p>
              </table:table-cell>
              <table:table-cell office:value-type="float" office:value="14.844482421875">
                <text:p>14.844482421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220894941129">
                <text:p>1.2220894941129</text:p>
              </table:table-cell>
              <table:table-cell office:value-type="float" office:value="15.756805419922">
                <text:p>15.756805419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649720939808">
                <text:p>1.2649720939808</text:p>
              </table:table-cell>
              <table:table-cell office:value-type="float" office:value="16.660003662109">
                <text:p>16.660003662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160289940424">
                <text:p>1.3160289940424</text:p>
              </table:table-cell>
              <table:table-cell office:value-type="float" office:value="17.554168701172">
                <text:p>17.5541687011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738773930818">
                <text:p>1.3738773930818</text:p>
              </table:table-cell>
              <table:table-cell office:value-type="float" office:value="18.439392089844">
                <text:p>18.4393920898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215513928793">
                <text:p>1.4215513928793</text:p>
              </table:table-cell>
              <table:table-cell office:value-type="float" office:value="19.315765380859">
                <text:p>19.3157653808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714481933042">
                <text:p>1.4714481933042</text:p>
              </table:table-cell>
              <table:table-cell office:value-type="float" office:value="20.183380126953">
                <text:p>20.183380126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151454932056">
                <text:p>1.5151454932056</text:p>
              </table:table-cell>
              <table:table-cell office:value-type="float" office:value="21.042297363281">
                <text:p>21.0422973632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639028931037">
                <text:p>1.5639028931037</text:p>
              </table:table-cell>
              <table:table-cell office:value-type="float" office:value="21.892639160156">
                <text:p>21.892639160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244931928813">
                <text:p>1.6244931928813</text:p>
              </table:table-cell>
              <table:table-cell office:value-type="float" office:value="22.734466552734">
                <text:p>22.7344665527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732771927491">
                <text:p>1.6732771927491</text:p>
              </table:table-cell>
              <table:table-cell office:value-type="float" office:value="23.56787109375">
                <text:p>23.56787109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151719927788">
                <text:p>1.7151719927788</text:p>
              </table:table-cell>
              <table:table-cell office:value-type="float" office:value="24.392944335938">
                <text:p>24.3929443359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641868935898">
                <text:p>1.7641868935898</text:p>
              </table:table-cell>
              <table:table-cell office:value-type="float" office:value="25.209777832031">
                <text:p>25.2097778320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270766935311">
                <text:p>1.8270766935311</text:p>
              </table:table-cell>
              <table:table-cell office:value-type="float" office:value="26.018447875977">
                <text:p>26.018447875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758118925616">
                <text:p>1.8758118925616</text:p>
              </table:table-cell>
              <table:table-cell office:value-type="float" office:value="26.819030761719">
                <text:p>26.8190307617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238629923202">
                <text:p>1.9238629923202</text:p>
              </table:table-cell>
              <table:table-cell office:value-type="float" office:value="27.611602783203">
                <text:p>27.6116027832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666863912717">
                <text:p>1.9666863912717</text:p>
              </table:table-cell>
              <table:table-cell office:value-type="float" office:value="28.396255493164">
                <text:p>28.3962554931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167222912423">
                <text:p>2.0167222912423</text:p>
              </table:table-cell>
              <table:table-cell office:value-type="float" office:value="29.173049926758">
                <text:p>29.1730499267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767525914125">
                <text:p>2.0767525914125</text:p>
              </table:table-cell>
              <table:table-cell office:value-type="float" office:value="29.942077636719">
                <text:p>29.9420776367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187594905496">
                <text:p>2.1187594905496</text:p>
              </table:table-cell>
              <table:table-cell office:value-type="float" office:value="30.703414916992">
                <text:p>30.7034149169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665940908715">
                <text:p>2.1665940908715</text:p>
              </table:table-cell>
              <table:table-cell office:value-type="float" office:value="31.457138061523">
                <text:p>31.4571380615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151605910622">
                <text:p>2.2151605910622</text:p>
              </table:table-cell>
              <table:table-cell office:value-type="float" office:value="32.203323364258">
                <text:p>32.2033233642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582970908843">
                <text:p>2.2582970908843</text:p>
              </table:table-cell>
              <table:table-cell office:value-type="float" office:value="32.942047119141">
                <text:p>32.9420471191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260303903371">
                <text:p>2.3260303903371</text:p>
              </table:table-cell>
              <table:table-cell office:value-type="float" office:value="33.673385620117">
                <text:p>33.6733856201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681905902922">
                <text:p>2.3681905902922</text:p>
              </table:table-cell>
              <table:table-cell office:value-type="float" office:value="34.397415161133">
                <text:p>34.397415161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164815898985">
                <text:p>2.4164815898985</text:p>
              </table:table-cell>
              <table:table-cell office:value-type="float" office:value="35.114196777344">
                <text:p>35.114196777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659602907486">
                <text:p>2.4659602907486</text:p>
              </table:table-cell>
              <table:table-cell office:value-type="float" office:value="35.823822021484">
                <text:p>35.823822021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27934290003">
                <text:p>2.527934290003</text:p>
              </table:table-cell>
              <table:table-cell office:value-type="float" office:value="36.526351928711">
                <text:p>36.5263519287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690382895991">
                <text:p>2.5690382895991</text:p>
              </table:table-cell>
              <table:table-cell office:value-type="float" office:value="37.22184753418">
                <text:p>37.22184753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18827090133">
                <text:p>2.618827090133</text:p>
              </table:table-cell>
              <table:table-cell office:value-type="float" office:value="37.910385131836">
                <text:p>37.9103851318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669567897916">
                <text:p>2.6669567897916</text:p>
              </table:table-cell>
              <table:table-cell office:value-type="float" office:value="38.592041015625">
                <text:p>38.59204101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093373895623">
                <text:p>2.7093373895623</text:p>
              </table:table-cell>
              <table:table-cell office:value-type="float" office:value="39.266876220703">
                <text:p>39.2668762207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7705816901289">
                <text:p>2.7705816901289</text:p>
              </table:table-cell>
              <table:table-cell office:value-type="float" office:value="39.934967041016">
                <text:p>39.934967041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195785903372">
                <text:p>2.8195785903372</text:p>
              </table:table-cell>
              <table:table-cell office:value-type="float" office:value="40.596374511719">
                <text:p>40.5963745117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68648190517">
                <text:p>2.868648190517</text:p>
              </table:table-cell>
              <table:table-cell office:value-type="float" office:value="41.251174926758">
                <text:p>41.2511749267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116979907267">
                <text:p>2.9116979907267</text:p>
              </table:table-cell>
              <table:table-cell office:value-type="float" office:value="41.899429321289">
                <text:p>41.8994293212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99988903105">
                <text:p>2.9799988903105</text:p>
              </table:table-cell>
              <table:table-cell office:value-type="float" office:value="42.541198730469">
                <text:p>42.5411987304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204229904339">
                <text:p>3.0204229904339</text:p>
              </table:table-cell>
              <table:table-cell office:value-type="float" office:value="43.176544189453">
                <text:p>43.1765441894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696715908125">
                <text:p>3.0696715908125</text:p>
              </table:table-cell>
              <table:table-cell office:value-type="float" office:value="43.805541992188">
                <text:p>43.8055419921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125398916192">
                <text:p>3.1125398916192</text:p>
              </table:table-cell>
              <table:table-cell office:value-type="float" office:value="44.428253173828">
                <text:p>44.4282531738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613122918643">
                <text:p>3.1613122918643</text:p>
              </table:table-cell>
              <table:table-cell office:value-type="float" office:value="45.044738769531">
                <text:p>45.044738769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2228394914418">
                <text:p>3.2228394914418</text:p>
              </table:table-cell>
              <table:table-cell office:value-type="float" office:value="45.655059814453">
                <text:p>45.6550598144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713012909517">
                <text:p>3.2713012909517</text:p>
              </table:table-cell>
              <table:table-cell office:value-type="float" office:value="46.25927734375">
                <text:p>46.25927734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196878903545">
                <text:p>3.3196878903545</text:p>
              </table:table-cell>
              <table:table-cell office:value-type="float" office:value="46.857452392578">
                <text:p>46.8574523925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625052901916">
                <text:p>3.3625052901916</text:p>
              </table:table-cell>
              <table:table-cell office:value-type="float" office:value="47.449645996094">
                <text:p>47.449645996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129786901176">
                <text:p>3.4129786901176</text:p>
              </table:table-cell>
              <table:table-cell office:value-type="float" office:value="48.035919189453">
                <text:p>48.0359191894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741808907129">
                <text:p>3.4741808907129</text:p>
              </table:table-cell>
              <table:table-cell office:value-type="float" office:value="48.616317749023">
                <text:p>48.6163177490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217266902328">
                <text:p>3.5217266902328</text:p>
              </table:table-cell>
              <table:table-cell office:value-type="float" office:value="49.19091796875">
                <text:p>49.19091796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5652226903476">
                <text:p>3.5652226903476</text:p>
              </table:table-cell>
              <table:table-cell office:value-type="float" office:value="49.759765625">
                <text:p>49.759765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108984909952">
                <text:p>3.6108984909952</text:p>
              </table:table-cell>
              <table:table-cell office:value-type="float" office:value="50.322937011719">
                <text:p>50.3229370117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46cm" svg:height="6.384cm" xlink:href=".." xlink:type="simple" chart:class="chart:scatter" chart:style-name="ch1">
        <chart:title svg:x="2.125cm" svg:y="0.263cm" chart:style-name="ch2">
          <text:p>better for initial velocity</text:p>
        </chart:title>
        <chart:legend chart:legend-position="end" svg:x="5.4cm" svg:y="2.445cm" style:legend-expansion="high" chart:style-name="ch3"/>
        <chart:plot-area chart:style-name="ch4" table:cell-range-address="projectileMotion.U1:projectileMotion.V5" svg:x="0.18cm" svg:y="1.169cm" svg:width="5.04cm" svg:height="5.088cm">
          <chart:coordinate-region svg:x="0.616cm" svg:y="1.369cm" svg:width="4.365cm" svg:height="4.24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rojectileMotion.V1:projectileMotion.V5" chart:class="chart:scatter">
            <chart:domain table:cell-range-address="projectileMotion.U1:projectileMotion.U5"/>
            <chart:regression-curve chart:style-name="ch9">
              <chart:equation chart:display-equation="true" chart:display-r-square="true" svg:x="0.771cm" svg:y="0.832cm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333649918437">
                <text:p>0.47333649918437</text:p>
                <draw:g>
                  <svg:desc>projectileMotion.U1:projectileMotion.U5</svg:desc>
                </draw:g>
              </table:table-cell>
              <table:table-cell office:value-type="float" office:value="1.0607604980469">
                <text:p>1.0607604980469</text:p>
                <draw:g>
                  <svg:desc>projectileMotion.V1:projectileMotion.V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066919952631">
                <text:p>0.52066919952631</text:p>
              </table:table-cell>
              <table:table-cell office:value-type="float" office:value="2.1109008789062">
                <text:p>2.1109008789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91126990132">
                <text:p>0.5691126990132</text:p>
              </table:table-cell>
              <table:table-cell office:value-type="float" office:value="3.1505432128906">
                <text:p>3.1505432128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78764984943">
                <text:p>0.6178764984943</text:p>
              </table:table-cell>
              <table:table-cell office:value-type="float" office:value="4.1798095703125">
                <text:p>4.179809570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071149799973">
                <text:p>0.66071149799973</text:p>
              </table:table-cell>
              <table:table-cell office:value-type="float" office:value="5.1987609863281">
                <text:p>5.19876098632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7cm" xlink:href=".." xlink:type="simple" chart:class="chart:scatter" chart:style-name="ch1">
        <chart:title svg:x="5.79cm" svg:y="0.316cm" chart:style-name="ch2">
          <text:p>thrown 45 degrees up</text:p>
        </chart:title>
        <chart:legend chart:legend-position="end" svg:x="11.672cm" svg:y="3.955cm" style:legend-expansion="high" chart:style-name="ch3"/>
        <chart:plot-area chart:style-name="ch4" table:cell-range-address="projectileMotion.Z1:projectileMotion.AA64" svg:x="1.331cm" svg:y="1.275cm" svg:width="10.021cm" svg:height="6.571cm">
          <chart:coordinate-region svg:x="2.138cm" svg:y="1.474cm" svg:width="9.12cm" svg:height="5.725cm"/>
          <chart:axis chart:dimension="x" chart:name="primary-x" chart:style-name="ch5">
            <chart:title svg:x="5.755cm" svg:y="8.026cm" chart:style-name="ch6">
              <text:p>time (s)</text:p>
            </chart:title>
          </chart:axis>
          <chart:axis chart:dimension="y" chart:name="primary-y" chart:style-name="ch7">
            <chart:title svg:x="0.451cm" svg:y="5.755cm" chart:style-name="ch8">
              <text:p>delta x ^ 1.2 (m)</text:p>
            </chart:title>
            <chart:grid chart:style-name="ch9" chart:class="major"/>
          </chart:axis>
          <chart:series chart:style-name="ch10" chart:values-cell-range-address="projectileMotion.AA1:projectileMotion.AA64" chart:class="chart:scatter">
            <chart:domain table:cell-range-address="projectileMotion.Z1:projectileMotion.Z64"/>
            <chart:regression-curve chart:style-name="ch11">
              <chart:equation chart:display-equation="true" chart:display-r-square="true" svg:x="3.217cm" svg:y="1.1cm"/>
            </chart:regression-curve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333649918437">
                <text:p>0.47333649918437</text:p>
                <draw:g>
                  <svg:desc>projectileMotion.Z1:projectileMotion.Z64</svg:desc>
                </draw:g>
              </table:table-cell>
              <table:table-cell office:value-type="float" office:value="1.07334862989329">
                <text:p>1.07334862989329</text:p>
                <draw:g>
                  <svg:desc>projectileMotion.AA1:projectileMotion.AA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066919952631">
                <text:p>0.52066919952631</text:p>
              </table:table-cell>
              <table:table-cell office:value-type="float" office:value="2.45110213845631">
                <text:p>2.45110213845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91126990132">
                <text:p>0.5691126990132</text:p>
              </table:table-cell>
              <table:table-cell office:value-type="float" office:value="3.96335093760124">
                <text:p>3.96335093760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78764984943">
                <text:p>0.6178764984943</text:p>
              </table:table-cell>
              <table:table-cell office:value-type="float" office:value="5.56400863381947">
                <text:p>5.56400863381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071149799973">
                <text:p>0.66071149799973</text:p>
              </table:table-cell>
              <table:table-cell office:value-type="float" office:value="7.22902657663762">
                <text:p>7.22902657663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21532985568">
                <text:p>0.7221532985568</text:p>
              </table:table-cell>
              <table:table-cell office:value-type="float" office:value="8.9434333689926">
                <text:p>8.9434333689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164699789137">
                <text:p>0.77164699789137</text:p>
              </table:table-cell>
              <table:table-cell office:value-type="float" office:value="10.6967120938617">
                <text:p>10.6967120938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928609730676">
                <text:p>0.81928609730676</text:p>
              </table:table-cell>
              <table:table-cell office:value-type="float" office:value="12.4811710125882">
                <text:p>12.48117101258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6278079682961">
                <text:p>0.86278079682961</text:p>
              </table:table-cell>
              <table:table-cell office:value-type="float" office:value="14.2908233763261">
                <text:p>14.29082337632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330399621278">
                <text:p>0.92330399621278</text:p>
              </table:table-cell>
              <table:table-cell office:value-type="float" office:value="16.1208898425788">
                <text:p>16.1208898425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232739627361">
                <text:p>0.97232739627361</text:p>
              </table:table-cell>
              <table:table-cell office:value-type="float" office:value="17.9674612330525">
                <text:p>17.96746123305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06776964478">
                <text:p>1.0206776964478</text:p>
              </table:table-cell>
              <table:table-cell office:value-type="float" office:value="19.8273390800568">
                <text:p>19.8273390800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695770950988">
                <text:p>1.0695770950988</text:p>
              </table:table-cell>
              <table:table-cell office:value-type="float" office:value="21.697768088557">
                <text:p>21.6977680885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109006954357">
                <text:p>1.1109006954357</text:p>
              </table:table-cell>
              <table:table-cell office:value-type="float" office:value="23.5763873678174">
                <text:p>23.57638736781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73840594478">
                <text:p>1.173840594478</text:p>
              </table:table-cell>
              <table:table-cell office:value-type="float" office:value="25.4611532983883">
                <text:p>25.4611532983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220894941129">
                <text:p>1.2220894941129</text:p>
              </table:table-cell>
              <table:table-cell office:value-type="float" office:value="27.3502818610792">
                <text:p>27.35028186107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649720939808">
                <text:p>1.2649720939808</text:p>
              </table:table-cell>
              <table:table-cell office:value-type="float" office:value="29.2422045739028">
                <text:p>29.2422045739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160289940424">
                <text:p>1.3160289940424</text:p>
              </table:table-cell>
              <table:table-cell office:value-type="float" office:value="31.1355341914659">
                <text:p>31.13553419146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738773930818">
                <text:p>1.3738773930818</text:p>
              </table:table-cell>
              <table:table-cell office:value-type="float" office:value="33.0290375655849">
                <text:p>33.02903756558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215513928793">
                <text:p>1.4215513928793</text:p>
              </table:table-cell>
              <table:table-cell office:value-type="float" office:value="34.9216138622442">
                <text:p>34.92161386224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714481933042">
                <text:p>1.4714481933042</text:p>
              </table:table-cell>
              <table:table-cell office:value-type="float" office:value="36.8122768542208">
                <text:p>36.81227685422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151454932056">
                <text:p>1.5151454932056</text:p>
              </table:table-cell>
              <table:table-cell office:value-type="float" office:value="38.7000730106645">
                <text:p>38.70007301066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639028931037">
                <text:p>1.5639028931037</text:p>
              </table:table-cell>
              <table:table-cell office:value-type="float" office:value="40.5842703891528">
                <text:p>40.58427038915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244931928813">
                <text:p>1.6244931928813</text:p>
              </table:table-cell>
              <table:table-cell office:value-type="float" office:value="42.4640802489585">
                <text:p>42.46408024895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732771927491">
                <text:p>1.6732771927491</text:p>
              </table:table-cell>
              <table:table-cell office:value-type="float" office:value="44.3388500128296">
                <text:p>44.33885001282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151719927788">
                <text:p>1.7151719927788</text:p>
              </table:table-cell>
              <table:table-cell office:value-type="float" office:value="46.207989161299">
                <text:p>46.207989161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641868935898">
                <text:p>1.7641868935898</text:p>
              </table:table-cell>
              <table:table-cell office:value-type="float" office:value="48.0709629602271">
                <text:p>48.07096296022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270766935311">
                <text:p>1.8270766935311</text:p>
              </table:table-cell>
              <table:table-cell office:value-type="float" office:value="49.927251909602">
                <text:p>49.927251909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758118925616">
                <text:p>1.8758118925616</text:p>
              </table:table-cell>
              <table:table-cell office:value-type="float" office:value="51.7763813232851">
                <text:p>51.7763813232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238629923202">
                <text:p>1.9238629923202</text:p>
              </table:table-cell>
              <table:table-cell office:value-type="float" office:value="53.6179172942067">
                <text:p>53.6179172942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666863912717">
                <text:p>1.9666863912717</text:p>
              </table:table-cell>
              <table:table-cell office:value-type="float" office:value="55.451498909954">
                <text:p>55.4514989099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167222912423">
                <text:p>2.0167222912423</text:p>
              </table:table-cell>
              <table:table-cell office:value-type="float" office:value="57.2767282487293">
                <text:p>57.27672824872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767525914125">
                <text:p>2.0767525914125</text:p>
              </table:table-cell>
              <table:table-cell office:value-type="float" office:value="59.0933102291816">
                <text:p>59.0933102291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187594905496">
                <text:p>2.1187594905496</text:p>
              </table:table-cell>
              <table:table-cell office:value-type="float" office:value="60.9009430724214">
                <text:p>60.90094307242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665940908715">
                <text:p>2.1665940908715</text:p>
              </table:table-cell>
              <table:table-cell office:value-type="float" office:value="62.6993516666582">
                <text:p>62.6993516666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151605910622">
                <text:p>2.2151605910622</text:p>
              </table:table-cell>
              <table:table-cell office:value-type="float" office:value="64.4882856033026">
                <text:p>64.48828560330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582970908843">
                <text:p>2.2582970908843</text:p>
              </table:table-cell>
              <table:table-cell office:value-type="float" office:value="66.2675174113523">
                <text:p>66.26751741135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260303903371">
                <text:p>2.3260303903371</text:p>
              </table:table-cell>
              <table:table-cell office:value-type="float" office:value="68.0368409649393">
                <text:p>68.03684096493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681905902922">
                <text:p>2.3681905902922</text:p>
              </table:table-cell>
              <table:table-cell office:value-type="float" office:value="69.7960700426741">
                <text:p>69.79607004267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164815898985">
                <text:p>2.4164815898985</text:p>
              </table:table-cell>
              <table:table-cell office:value-type="float" office:value="71.5449997129048">
                <text:p>71.5449997129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659602907486">
                <text:p>2.4659602907486</text:p>
              </table:table-cell>
              <table:table-cell office:value-type="float" office:value="73.2835167683828">
                <text:p>73.28351676838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27934290003">
                <text:p>2.527934290003</text:p>
              </table:table-cell>
              <table:table-cell office:value-type="float" office:value="75.0114497254988">
                <text:p>75.01144972549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690382895991">
                <text:p>2.5690382895991</text:p>
              </table:table-cell>
              <table:table-cell office:value-type="float" office:value="76.7286418634854">
                <text:p>76.72864186348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18827090133">
                <text:p>2.618827090133</text:p>
              </table:table-cell>
              <table:table-cell office:value-type="float" office:value="78.4349882343588">
                <text:p>78.4349882343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669567897916">
                <text:p>2.6669567897916</text:p>
              </table:table-cell>
              <table:table-cell office:value-type="float" office:value="80.1303975176211">
                <text:p>80.13039751762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093373895623">
                <text:p>2.7093373895623</text:p>
              </table:table-cell>
              <table:table-cell office:value-type="float" office:value="81.814753098213">
                <text:p>81.8147530982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7705816901289">
                <text:p>2.7705816901289</text:p>
              </table:table-cell>
              <table:table-cell office:value-type="float" office:value="83.4879882707392">
                <text:p>83.48798827073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195785903372">
                <text:p>2.8195785903372</text:p>
              </table:table-cell>
              <table:table-cell office:value-type="float" office:value="85.1500094300817">
                <text:p>85.15000943008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68648190517">
                <text:p>2.868648190517</text:p>
              </table:table-cell>
              <table:table-cell office:value-type="float" office:value="86.8007719046582">
                <text:p>86.80077190465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116979907267">
                <text:p>2.9116979907267</text:p>
              </table:table-cell>
              <table:table-cell office:value-type="float" office:value="88.4402027217634">
                <text:p>88.44020272176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99988903105">
                <text:p>2.9799988903105</text:p>
              </table:table-cell>
              <table:table-cell office:value-type="float" office:value="90.0682382602985">
                <text:p>90.06823826029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204229904339">
                <text:p>3.0204229904339</text:p>
              </table:table-cell>
              <table:table-cell office:value-type="float" office:value="91.6848237870559">
                <text:p>91.68482378705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696715908125">
                <text:p>3.0696715908125</text:p>
              </table:table-cell>
              <table:table-cell office:value-type="float" office:value="93.289952019417">
                <text:p>93.2899520194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125398916192">
                <text:p>3.1125398916192</text:p>
              </table:table-cell>
              <table:table-cell office:value-type="float" office:value="94.8835850630296">
                <text:p>94.88358506302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613122918643">
                <text:p>3.1613122918643</text:p>
              </table:table-cell>
              <table:table-cell office:value-type="float" office:value="96.4656926850772">
                <text:p>96.46569268507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2228394914418">
                <text:p>3.2228394914418</text:p>
              </table:table-cell>
              <table:table-cell office:value-type="float" office:value="98.0362519621818">
                <text:p>98.03625196218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2713012909517">
                <text:p>3.2713012909517</text:p>
              </table:table-cell>
              <table:table-cell office:value-type="float" office:value="99.595246950438">
                <text:p>99.5952469504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196878903545">
                <text:p>3.3196878903545</text:p>
              </table:table-cell>
              <table:table-cell office:value-type="float" office:value="101.14266837577">
                <text:p>101.142668375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625052901916">
                <text:p>3.3625052901916</text:p>
              </table:table-cell>
              <table:table-cell office:value-type="float" office:value="102.678513343015">
                <text:p>102.678513343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129786901176">
                <text:p>3.4129786901176</text:p>
              </table:table-cell>
              <table:table-cell office:value-type="float" office:value="104.202785062261">
                <text:p>104.2027850622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741808907129">
                <text:p>3.4741808907129</text:p>
              </table:table-cell>
              <table:table-cell office:value-type="float" office:value="105.715452775144">
                <text:p>105.7154527751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217266902328">
                <text:p>3.5217266902328</text:p>
              </table:table-cell>
              <table:table-cell office:value-type="float" office:value="107.216570772572">
                <text:p>107.2165707725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5652226903476">
                <text:p>3.5652226903476</text:p>
              </table:table-cell>
              <table:table-cell office:value-type="float" office:value="108.706119095931">
                <text:p>108.7061190959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108984909952">
                <text:p>3.6108984909952</text:p>
              </table:table-cell>
              <table:table-cell office:value-type="float" office:value="110.184162767976">
                <text:p>110.1841627679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7cm" xlink:href=".." xlink:type="simple" chart:class="chart:scatter" chart:style-name="ch1">
        <chart:title svg:x="6.769cm" svg:y="0.316cm" chart:style-name="ch2">
          <text:p>better initial</text:p>
        </chart:title>
        <chart:legend chart:legend-position="end" svg:x="11.91cm" svg:y="3.955cm" style:legend-expansion="high" chart:style-name="ch3"/>
        <chart:plot-area chart:style-name="ch4" table:cell-range-address="projectileMotion.A2:projectileMotion.B4" svg:x="0.32cm" svg:y="1.275cm" svg:width="11.27cm" svg:height="7.552cm">
          <chart:coordinate-region svg:x="0.756cm" svg:y="1.474cm" svg:width="10.502cm" svg:height="6.7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rojectileMotion.B2:projectileMotion.B4" chart:class="chart:scatter">
            <chart:domain table:cell-range-address="projectileMotion.A2:projectileMotion.A4"/>
            <chart:regression-curve chart:style-name="ch9">
              <chart:equation chart:display-equation="true" chart:display-r-square="true" svg:x="1.502cm" svg:y="1.275cm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107800001279">
                <text:p>0.45107800001279</text:p>
                <draw:g>
                  <svg:desc>projectileMotion.A2:projectileMotion.A4</svg:desc>
                </draw:g>
              </table:table-cell>
              <table:table-cell office:value-type="float" office:value="4.5806732177734">
                <text:p>4.5806732177734</text:p>
                <draw:g>
                  <svg:desc>projectileMotion.B2:projectileMotion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049669947475">
                <text:p>0.50049669947475</text:p>
              </table:table-cell>
              <table:table-cell office:value-type="float" office:value="5.6007232666016">
                <text:p>5.6007232666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135029902682">
                <text:p>0.54135029902682</text:p>
              </table:table-cell>
              <table:table-cell office:value-type="float" office:value="6.5805740356445">
                <text:p>6.58057403564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